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aima</text:p>
          </table:table-cell>
          <table:table-cell table:number-columns-repeated="2" office:value-type="string">
            <text:p>at</text:p>
          </table:table-cell>
          <table:table-cell office:value-type="string">
            <text:p>vi-5</text:p>
          </table:table-cell>
          <table:table-cell office:value-type="string">
            <text:p>return, come back</text:p>
          </table:table-cell>
          <table:table-cell office:value-type="string">
            <text:p>pharkanu</text:p>
          </table:table-cell>
          <table:table-cell office:value-type="string">
            <text:p>ʔot</text:p>
          </table:table-cell>
          <table:table-cell/>
        </table:table-row>
        <table:table-row table:style-name="ro1">
          <table:table-cell office:value-type="string">
            <text:p>aima</text:p>
          </table:table-cell>
          <table:table-cell table:number-columns-repeated="2" office:value-type="string">
            <text:p>att</text:p>
          </table:table-cell>
          <table:table-cell office:value-type="string">
            <text:p>vt-5</text:p>
          </table:table-cell>
          <table:table-cell office:value-type="string">
            <text:p>return, response</text:p>
          </table:table-cell>
          <table:table-cell office:value-type="string">
            <text:p>pharkâunu</text:p>
          </table:table-cell>
          <table:table-cell office:value-type="string">
            <text:p>ʔott</text:p>
          </table:table-cell>
          <table:table-cell/>
        </table:table-row>
        <table:table-row table:style-name="ro1">
          <table:table-cell office:value-type="string">
            <text:p>alma</text:p>
          </table:table-cell>
          <table:table-cell table:number-columns-repeated="2" office:value-type="string">
            <text:p>al</text:p>
          </table:table-cell>
          <table:table-cell office:value-type="string">
            <text:p>vi-1</text:p>
          </table:table-cell>
          <table:table-cell office:value-type="string">
            <text:p>be lazy</text:p>
          </table:table-cell>
          <table:table-cell office:value-type="string">
            <text:p>alchî</text:p>
          </table:table-cell>
          <table:table-cell table:number-columns-repeated="2"/>
        </table:table-row>
        <table:table-row table:style-name="ro1">
          <table:table-cell office:value-type="string">
            <text:p>amma</text:p>
          </table:table-cell>
          <table:table-cell table:number-columns-repeated="2"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shoot</text:p>
          </table:table-cell>
          <table:table-cell office:value-type="string">
            <text:p>hânnu</text:p>
          </table:table-cell>
          <table:table-cell office:value-type="string">
            <text:p>ʔop</text:p>
          </table:table-cell>
          <table:table-cell/>
        </table:table-row>
        <table:table-row table:style-name="ro1">
          <table:table-cell office:value-type="string">
            <text:p>amma</text:p>
          </table:table-cell>
          <table:table-cell table:number-columns-repeated="2"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hit so with smth</text:p>
          </table:table-cell>
          <table:table-cell table:number-columns-repeated="3"/>
        </table:table-row>
        <table:table-row table:style-name="ro1">
          <table:table-cell office:value-type="string">
            <text:p>baima</text:p>
          </table:table-cell>
          <table:table-cell office:value-type="string">
            <text:p>bant</text:p>
          </table:table-cell>
          <table:table-cell office:value-type="string">
            <text:p>ant</text:p>
          </table:table-cell>
          <table:table-cell office:value-type="string">
            <text:p>vt-5</text:p>
          </table:table-cell>
          <table:table-cell office:value-type="string">
            <text:p>bring (same level)</text:p>
          </table:table-cell>
          <table:table-cell/>
          <table:table-cell office:value-type="string">
            <text:p>pit</text:p>
          </table:table-cell>
          <table:table-cell/>
        </table:table-row>
        <table:table-row table:style-name="ro1">
          <table:table-cell office:value-type="string">
            <text:p>baima</text:p>
          </table:table-cell>
          <table:table-cell office:value-type="string">
            <text:p>batt</text:p>
          </table:table-cell>
          <table:table-cell office:value-type="string">
            <text:p>att</text:p>
          </table:table-cell>
          <table:table-cell office:value-type="string">
            <text:p>vt-5</text:p>
          </table:table-cell>
          <table:table-cell office:value-type="string">
            <text:p>change, barter</text:p>
          </table:table-cell>
          <table:table-cell office:value-type="string">
            <text:p>sâʈnu</text:p>
          </table:table-cell>
          <table:table-cell office:value-type="string">
            <text:p>phɛt</text:p>
          </table:table-cell>
          <table:table-cell/>
        </table:table-row>
        <table:table-row table:style-name="ro1">
          <table:table-cell office:value-type="string">
            <text:p>baima</text:p>
          </table:table-cell>
          <table:table-cell office:value-type="string">
            <text:p>ban</text:p>
          </table:table-cell>
          <table:table-cell office:value-type="string">
            <text:p>an</text:p>
          </table:table-cell>
          <table:table-cell office:value-type="string">
            <text:p>vi-3</text:p>
          </table:table-cell>
          <table:table-cell office:value-type="string">
            <text:p>come (same level)</text:p>
          </table:table-cell>
          <table:table-cell office:value-type="string">
            <text:p>âunu</text:p>
          </table:table-cell>
          <table:table-cell office:value-type="string">
            <text:p>pi</text:p>
          </table:table-cell>
          <table:table-cell/>
        </table:table-row>
        <table:table-row table:style-name="ro1">
          <table:table-cell office:value-type="string">
            <text:p>bema</text:p>
          </table:table-cell>
          <table:table-cell office:value-type="string">
            <text:p>b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fart</text:p>
          </table:table-cell>
          <table:table-cell office:value-type="string">
            <text:p>pâdnu</text:p>
          </table:table-cell>
          <table:table-cell office:value-type="string">
            <text:p>pi</text:p>
          </table:table-cell>
          <table:table-cell/>
        </table:table-row>
        <table:table-row table:style-name="ro2">
          <table:table-cell office:value-type="string">
            <text:p>bemma</text:p>
          </table:table-cell>
          <table:table-cell office:value-type="string">
            <text:p>beps</text:p>
          </table:table-cell>
          <table:table-cell office:value-type="string">
            <text:p>eps</text:p>
          </table:table-cell>
          <table:table-cell office:value-type="string">
            <text:p>vt-2</text:p>
          </table:table-cell>
          <table:table-cell office:value-type="string">
            <text:p>carry under one's arm</text:p>
          </table:table-cell>
          <table:table-cell/>
          <table:table-cell table:style-name="ce1" office:value-type="string">
            <text:p>plept</text:p>
          </table:table-cell>
          <table:table-cell/>
        </table:table-row>
        <table:table-row table:style-name="ro1">
          <table:table-cell office:value-type="string">
            <text:p>be:ma</text:p>
          </table:table-cell>
          <table:table-cell office:value-type="string">
            <text:p>b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wipe off</text:p>
          </table:table-cell>
          <table:table-cell office:value-type="string">
            <text:p>puchnu</text:p>
          </table:table-cell>
          <table:table-cell table:number-columns-repeated="2"/>
        </table:table-row>
        <table:table-row table:style-name="ro1">
          <table:table-cell office:value-type="string">
            <text:p>bəma</text:p>
          </table:table-cell>
          <table:table-cell office:value-type="string">
            <text:p>bəs</text:p>
          </table:table-cell>
          <table:table-cell office:value-type="string">
            <text:p>ə</text:p>
          </table:table-cell>
          <table:table-cell office:value-type="string">
            <text:p>vt-6</text:p>
          </table:table-cell>
          <table:table-cell office:value-type="string">
            <text:p>weave</text:p>
          </table:table-cell>
          <table:table-cell office:value-type="string">
            <text:p>bunnu</text:p>
          </table:table-cell>
          <table:table-cell office:value-type="string">
            <text:p>pa</text:p>
          </table:table-cell>
          <table:table-cell/>
        </table:table-row>
        <table:table-row table:style-name="ro1">
          <table:table-cell office:value-type="string">
            <text:p>bəma</text:p>
          </table:table-cell>
          <table:table-cell office:value-type="string">
            <text:p>bəs</text:p>
          </table:table-cell>
          <table:table-cell office:value-type="string">
            <text:p>əs</text:p>
          </table:table-cell>
          <table:table-cell office:value-type="string">
            <text:p>vi-2</text:p>
          </table:table-cell>
          <table:table-cell office:value-type="string">
            <text:p>cry</text:p>
          </table:table-cell>
          <table:table-cell office:value-type="string">
            <text:p>karâunu</text:p>
          </table:table-cell>
          <table:table-cell office:value-type="string">
            <text:p>bhrot</text:p>
          </table:table-cell>
          <table:table-cell/>
        </table:table-row>
        <table:table-row table:style-name="ro1">
          <table:table-cell office:value-type="string">
            <text:p>bəmma</text:p>
          </table:table-cell>
          <table:table-cell office:value-type="string">
            <text:p>b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cage (birds etc)</text:p>
          </table:table-cell>
          <table:table-cell table:number-columns-repeated="3"/>
        </table:table-row>
        <table:table-row table:style-name="ro1">
          <table:table-cell office:value-type="string">
            <text:p>bəmma</text:p>
          </table:table-cell>
          <table:table-cell office:value-type="string">
            <text:p>bəps</text:p>
          </table:table-cell>
          <table:table-cell office:value-type="string">
            <text:p>əps</text:p>
          </table:table-cell>
          <table:table-cell office:value-type="string">
            <text:p>vt-2</text:p>
          </table:table-cell>
          <table:table-cell office:value-type="string">
            <text:p>tie up in an bundle, wind around</text:p>
          </table:table-cell>
          <table:table-cell office:value-type="string">
            <text:p>poko pârnu</text:p>
          </table:table-cell>
          <table:table-cell table:number-columns-repeated="2"/>
        </table:table-row>
        <table:table-row table:style-name="ro1">
          <table:table-cell office:value-type="string">
            <text:p>bilma</text:p>
          </table:table-cell>
          <table:table-cell office:value-type="string">
            <text:p>bil</text:p>
          </table:table-cell>
          <table:table-cell office:value-type="string">
            <text:p>il</text:p>
          </table:table-cell>
          <table:table-cell office:value-type="string">
            <text:p>vi-1</text:p>
          </table:table-cell>
          <table:table-cell office:value-type="string">
            <text:p>be squeezed out</text:p>
          </table:table-cell>
          <table:table-cell table:number-columns-repeated="3"/>
        </table:table-row>
        <table:table-row table:style-name="ro1">
          <table:table-cell office:value-type="string">
            <text:p>bilma</text:p>
          </table:table-cell>
          <table:table-cell office:value-type="string">
            <text:p>bil</text:p>
          </table:table-cell>
          <table:table-cell office:value-type="string">
            <text:p>il</text:p>
          </table:table-cell>
          <table:table-cell office:value-type="string">
            <text:p>vt-4</text:p>
          </table:table-cell>
          <table:table-cell office:value-type="string">
            <text:p>squeeze, press out</text:p>
          </table:table-cell>
          <table:table-cell office:value-type="string">
            <text:p>nicarnu</text:p>
          </table:table-cell>
          <table:table-cell office:value-type="string">
            <text:p>pil</text:p>
          </table:table-cell>
          <table:table-cell/>
        </table:table-row>
        <table:table-row table:style-name="ro2">
          <table:table-cell office:value-type="string">
            <text:p>bimma</text:p>
          </table:table-cell>
          <table:table-cell office:value-type="string">
            <text:p>b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thrust in</text:p>
          </table:table-cell>
          <table:table-cell office:value-type="string">
            <text:p>ghusârnu</text:p>
          </table:table-cell>
          <table:table-cell office:value-type="string">
            <text:p>pipt घुसार्नु</text:p>
          </table:table-cell>
          <table:table-cell/>
        </table:table-row>
        <table:table-row table:style-name="ro1">
          <table:table-cell office:value-type="string">
            <text:p>bi:ma</text:p>
          </table:table-cell>
          <table:table-cell office:value-type="string">
            <text:p>bik</text:p>
          </table:table-cell>
          <table:table-cell office:value-type="string">
            <text:p>ik</text:p>
          </table:table-cell>
          <table:table-cell office:value-type="string">
            <text:p>vt-2</text:p>
          </table:table-cell>
          <table:table-cell office:value-type="string">
            <text:p>pick, pluck</text:p>
          </table:table-cell>
          <table:table-cell office:value-type="string">
            <text:p>ʈipnu</text:p>
          </table:table-cell>
          <table:table-cell table:number-columns-repeated="2"/>
        </table:table-row>
        <table:table-row table:style-name="ro1">
          <table:table-cell office:value-type="string">
            <text:p>boma</text:p>
          </table:table-cell>
          <table:table-cell office:value-type="string">
            <text:p>bə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help</text:p>
          </table:table-cell>
          <table:table-cell office:value-type="string">
            <text:p>saghâunu</text:p>
          </table:table-cell>
          <table:table-cell office:value-type="string">
            <text:p>phlo</text:p>
          </table:table-cell>
          <table:table-cell/>
        </table:table-row>
        <table:table-row table:style-name="ro1">
          <table:table-cell office:value-type="string">
            <text:p>bo:ma</text:p>
          </table:table-cell>
          <table:table-cell office:value-type="string">
            <text:p>b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boil</text:p>
          </table:table-cell>
          <table:table-cell office:value-type="string">
            <text:p>usinnu</text:p>
          </table:table-cell>
          <table:table-cell table:number-columns-repeated="2"/>
        </table:table-row>
        <table:table-row table:style-name="ro1">
          <table:table-cell office:value-type="string">
            <text:p>buima</text:p>
          </table:table-cell>
          <table:table-cell office:value-type="string">
            <text:p>butt</text:p>
          </table:table-cell>
          <table:table-cell office:value-type="string">
            <text:p>utt</text:p>
          </table:table-cell>
          <table:table-cell office:value-type="string">
            <text:p>vt-5</text:p>
          </table:table-cell>
          <table:table-cell office:value-type="string">
            <text:p>undress</text:p>
          </table:table-cell>
          <table:table-cell office:value-type="string">
            <text:p>(lugâ) kholnu</text:p>
          </table:table-cell>
          <table:table-cell office:value-type="string">
            <text:p>plut</text:p>
          </table:table-cell>
          <table:table-cell/>
        </table:table-row>
        <table:table-row table:style-name="ro1">
          <table:table-cell office:value-type="string">
            <text:p>bulma</text:p>
          </table:table-cell>
          <table:table-cell office:value-type="string">
            <text:p>buls</text:p>
          </table:table-cell>
          <table:table-cell office:value-type="string">
            <text:p>uls</text:p>
          </table:table-cell>
          <table:table-cell office:value-type="string">
            <text:p>vi-2</text:p>
          </table:table-cell>
          <table:table-cell office:value-type="string">
            <text:p>run</text:p>
          </table:table-cell>
          <table:table-cell office:value-type="string">
            <text:p>dagurnu</text:p>
          </table:table-cell>
          <table:table-cell table:number-columns-repeated="2"/>
        </table:table-row>
        <table:table-row table:style-name="ro1">
          <table:table-cell office:value-type="string">
            <text:p>bumma</text:p>
          </table:table-cell>
          <table:table-cell office:value-type="string">
            <text:p>b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gather (clothes) together</text:p>
          </table:table-cell>
          <table:table-cell office:value-type="string">
            <text:p>mujâ pârnu</text:p>
          </table:table-cell>
          <table:table-cell table:number-columns-repeated="2"/>
        </table:table-row>
        <table:table-row table:style-name="ro1">
          <table:table-cell office:value-type="string">
            <text:p>burma</text:p>
          </table:table-cell>
          <table:table-cell office:value-type="string">
            <text:p>b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be angry, scold</text:p>
          </table:table-cell>
          <table:table-cell office:value-type="string">
            <text:p>risâunu, gâlî garnu</text:p>
          </table:table-cell>
          <table:table-cell office:value-type="string">
            <text:p>bhur (anticaus)</text:p>
          </table:table-cell>
          <table:table-cell/>
        </table:table-row>
        <table:table-row table:style-name="ro1">
          <table:table-cell office:value-type="string">
            <text:p>burma</text:p>
          </table:table-cell>
          <table:table-cell office:value-type="string">
            <text:p>bur</text:p>
          </table:table-cell>
          <table:table-cell office:value-type="string">
            <text:p>ur</text:p>
          </table:table-cell>
          <table:table-cell office:value-type="string">
            <text:p>vt-1</text:p>
          </table:table-cell>
          <table:table-cell office:value-type="string">
            <text:p>sew, stitch</text:p>
          </table:table-cell>
          <table:table-cell office:value-type="string">
            <text:p>siunu</text:p>
          </table:table-cell>
          <table:table-cell table:number-columns-repeated="2"/>
        </table:table-row>
        <table:table-row table:style-name="ro1">
          <table:table-cell office:value-type="string">
            <text:p>bu:ma</text:p>
          </table:table-cell>
          <table:table-cell office:value-type="string">
            <text:p>buks</text:p>
          </table:table-cell>
          <table:table-cell office:value-type="string">
            <text:p>uks</text:p>
          </table:table-cell>
          <table:table-cell office:value-type="string">
            <text:p>vt-2</text:p>
          </table:table-cell>
          <table:table-cell office:value-type="string">
            <text:p>pour out, sow</text:p>
          </table:table-cell>
          <table:table-cell office:value-type="string">
            <text:p>charnu</text:p>
          </table:table-cell>
          <table:table-cell table:number-columns-repeated="2"/>
        </table:table-row>
        <table:table-row table:style-name="ro1">
          <table:table-cell office:value-type="string">
            <text:p>ca reima</text:p>
          </table:table-cell>
          <table:table-cell office:value-type="string">
            <text:p>ret</text:p>
          </table:table-cell>
          <table:table-cell office:value-type="string">
            <text:p>et</text:p>
          </table:table-cell>
          <table:table-cell office:value-type="string">
            <text:p>vi-5</text:p>
          </table:table-cell>
          <table:table-cell office:value-type="string">
            <text:p>get scared</text:p>
          </table:table-cell>
          <table:table-cell office:value-type="string">
            <text:p>tarsinu</text:p>
          </table:table-cell>
          <table:table-cell table:number-columns-repeated="2"/>
        </table:table-row>
        <table:table-row table:style-name="ro1">
          <table:table-cell office:value-type="string">
            <text:p>cama</text:p>
          </table:table-cell>
          <table:table-cell office:value-type="string">
            <text:p>cə</text:p>
          </table:table-cell>
          <table:table-cell office:value-type="string">
            <text:p>o/a</text:p>
          </table:table-cell>
          <table:table-cell office:value-type="string">
            <text:p>vt-7</text:p>
          </table:table-cell>
          <table:table-cell office:value-type="string">
            <text:p>eat</text:p>
          </table:table-cell>
          <table:table-cell office:value-type="string">
            <text:p>khânu</text:p>
          </table:table-cell>
          <table:table-cell office:value-type="string">
            <text:p>dza</text:p>
          </table:table-cell>
          <table:table-cell/>
        </table:table-row>
        <table:table-row table:style-name="ro1">
          <table:table-cell office:value-type="string">
            <text:p>ca:ma</text:p>
          </table:table-cell>
          <table:table-cell office:value-type="string">
            <text:p>caks</text:p>
          </table:table-cell>
          <table:table-cell office:value-type="string">
            <text:p>aks</text:p>
          </table:table-cell>
          <table:table-cell office:value-type="string">
            <text:p>vt-2</text:p>
          </table:table-cell>
          <table:table-cell office:value-type="string">
            <text:p>prune (branches of a tree)</text:p>
          </table:table-cell>
          <table:table-cell office:value-type="string">
            <text:p>châsnu</text:p>
          </table:table-cell>
          <table:table-cell office:value-type="string">
            <text:p>ʦhek ?</text:p>
          </table:table-cell>
          <table:table-cell/>
        </table:table-row>
        <table:table-row table:style-name="ro1">
          <table:table-cell office:value-type="string">
            <text:p>ceima</text:p>
          </table:table-cell>
          <table:table-cell office:value-type="string">
            <text:p>cen</text:p>
          </table:table-cell>
          <table:table-cell office:value-type="string">
            <text:p>en</text:p>
          </table:table-cell>
          <table:table-cell office:value-type="string">
            <text:p>vt-4</text:p>
          </table:table-cell>
          <table:table-cell office:value-type="string">
            <text:p>cut in order to take out the internal part</text:p>
          </table:table-cell>
          <table:table-cell office:value-type="string">
            <text:p>bhundi jhiknu</text:p>
          </table:table-cell>
          <table:table-cell office:value-type="string">
            <text:p>ʦent</text:p>
          </table:table-cell>
          <table:table-cell/>
        </table:table-row>
        <table:table-row table:style-name="ro1">
          <table:table-cell office:value-type="string">
            <text:p>cəima</text:p>
          </table:table-cell>
          <table:table-cell office:value-type="string">
            <text:p>cəi</text:p>
          </table:table-cell>
          <table:table-cell office:value-type="string">
            <text:p>əi</text:p>
          </table:table-cell>
          <table:table-cell office:value-type="string">
            <text:p>vt-4</text:p>
          </table:table-cell>
          <table:table-cell office:value-type="string">
            <text:p>tease, deride</text:p>
          </table:table-cell>
          <table:table-cell office:value-type="string">
            <text:p>jiskâunu, satâunu</text:p>
          </table:table-cell>
          <table:table-cell table:number-columns-repeated="2"/>
        </table:table-row>
        <table:table-row table:style-name="ro1">
          <table:table-cell office:value-type="string">
            <text:p>celma</text:p>
          </table:table-cell>
          <table:table-cell office:value-type="string">
            <text:p>cel</text:p>
          </table:table-cell>
          <table:table-cell office:value-type="string">
            <text:p>el</text:p>
          </table:table-cell>
          <table:table-cell office:value-type="string">
            <text:p>vt-4</text:p>
          </table:table-cell>
          <table:table-cell office:value-type="string">
            <text:p>split in two</text:p>
          </table:table-cell>
          <table:table-cell office:value-type="string">
            <text:p>cirnu</text:p>
          </table:table-cell>
          <table:table-cell office:value-type="string">
            <text:p>ʦel</text:p>
          </table:table-cell>
          <table:table-cell/>
        </table:table-row>
        <table:table-row table:style-name="ro1">
          <table:table-cell office:value-type="string">
            <text:p>cima</text:p>
          </table:table-cell>
          <table:table-cell office:value-type="string">
            <text:p>ci</text:p>
          </table:table-cell>
          <table:table-cell office:value-type="string">
            <text:p>i</text:p>
          </table:table-cell>
          <table:table-cell office:value-type="string">
            <text:p>vi-2</text:p>
          </table:table-cell>
          <table:table-cell office:value-type="string">
            <text:p>be wet</text:p>
          </table:table-cell>
          <table:table-cell office:value-type="string">
            <text:p>bhijnu</text:p>
          </table:table-cell>
          <table:table-cell office:value-type="string">
            <text:p>ʣhit</text:p>
          </table:table-cell>
          <table:table-cell/>
        </table:table-row>
        <table:table-row table:style-name="ro1">
          <table:table-cell office:value-type="string">
            <text:p>cima</text:p>
          </table:table-cell>
          <table:table-cell office:value-type="string">
            <text:p>c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make wet</text:p>
          </table:table-cell>
          <table:table-cell office:value-type="string">
            <text:p>bhijâunu</text:p>
          </table:table-cell>
          <table:table-cell office:value-type="string">
            <text:p>ʣhitt</text:p>
          </table:table-cell>
          <table:table-cell/>
        </table:table-row>
        <table:table-row table:style-name="ro1">
          <table:table-cell office:value-type="string">
            <text:p>cimma</text:p>
          </table:table-cell>
          <table:table-cell office:value-type="string">
            <text:p>c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press, squeeze</text:p>
          </table:table-cell>
          <table:table-cell office:value-type="string">
            <text:p>thicnu</text:p>
          </table:table-cell>
          <table:table-cell office:value-type="string">
            <text:p>tipt ?</text:p>
          </table:table-cell>
          <table:table-cell/>
        </table:table-row>
        <table:table-row table:style-name="ro1">
          <table:table-cell office:value-type="string">
            <text:p>cirma</text:p>
          </table:table-cell>
          <table:table-cell office:value-type="string">
            <text:p>cirs</text:p>
          </table:table-cell>
          <table:table-cell office:value-type="string">
            <text:p>irs</text:p>
          </table:table-cell>
          <table:table-cell office:value-type="string">
            <text:p>vt-2</text:p>
          </table:table-cell>
          <table:table-cell office:value-type="string">
            <text:p>drain, pour out</text:p>
          </table:table-cell>
          <table:table-cell office:value-type="string">
            <text:p>khanyâunu</text:p>
          </table:table-cell>
          <table:table-cell office:value-type="string">
            <text:p>ʦir</text:p>
          </table:table-cell>
          <table:table-cell/>
        </table:table-row>
        <table:table-row table:style-name="ro1">
          <table:table-cell office:value-type="string">
            <text:p>ci:ma</text:p>
          </table:table-cell>
          <table:table-cell office:value-type="string">
            <text:p>ciŋ</text:p>
          </table:table-cell>
          <table:table-cell office:value-type="string">
            <text:p>iŋ</text:p>
          </table:table-cell>
          <table:table-cell office:value-type="string">
            <text:p>vti-2</text:p>
          </table:table-cell>
          <table:table-cell office:value-type="string">
            <text:p>last long</text:p>
          </table:table-cell>
          <table:table-cell office:value-type="string">
            <text:p>khapnu</text:p>
          </table:table-cell>
          <table:table-cell office:value-type="string">
            <text:p>ʣheŋ</text:p>
          </table:table-cell>
          <table:table-cell/>
        </table:table-row>
        <table:table-row table:style-name="ro1">
          <table:table-cell office:value-type="string">
            <text:p>co:ma</text:p>
          </table:table-cell>
          <table:table-cell office:value-type="string">
            <text:p>c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knead</text:p>
          </table:table-cell>
          <table:table-cell office:value-type="string">
            <text:p>muchnu</text:p>
          </table:table-cell>
          <table:table-cell table:number-columns-repeated="2"/>
        </table:table-row>
        <table:table-row table:style-name="ro1">
          <table:table-cell office:value-type="string">
            <text:p>co:ma</text:p>
          </table:table-cell>
          <table:table-cell office:value-type="string">
            <text:p>c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peep, spy, observe</text:p>
          </table:table-cell>
          <table:table-cell office:value-type="string">
            <text:p>ciyâunu</text:p>
          </table:table-cell>
          <table:table-cell table:number-columns-repeated="2"/>
        </table:table-row>
        <table:table-row table:style-name="ro1">
          <table:table-cell office:value-type="string">
            <text:p>co:ma</text:p>
          </table:table-cell>
          <table:table-cell office:value-type="string">
            <text:p>c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decorate</text:p>
          </table:table-cell>
          <table:table-cell office:value-type="string">
            <text:p>sajâunu</text:p>
          </table:table-cell>
          <table:table-cell table:number-columns-repeated="2"/>
        </table:table-row>
        <table:table-row table:style-name="ro1">
          <table:table-cell office:value-type="string">
            <text:p>cumma</text:p>
          </table:table-cell>
          <table:table-cell office:value-type="string">
            <text:p>c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load</text:p>
          </table:table-cell>
          <table:table-cell office:value-type="string">
            <text:p>bhârî hâlnu</text:p>
          </table:table-cell>
          <table:table-cell office:value-type="string">
            <text:p>ʦum ?</text:p>
          </table:table-cell>
          <table:table-cell/>
        </table:table-row>
        <table:table-row table:style-name="ro1">
          <table:table-cell office:value-type="string">
            <text:p>cu:ma</text:p>
          </table:table-cell>
          <table:table-cell office:value-type="string">
            <text:p>cuŋ</text:p>
          </table:table-cell>
          <table:table-cell office:value-type="string">
            <text:p>uŋ</text:p>
          </table:table-cell>
          <table:table-cell office:value-type="string">
            <text:p>vi-2</text:p>
          </table:table-cell>
          <table:table-cell office:value-type="string">
            <text:p>be cold</text:p>
          </table:table-cell>
          <table:table-cell/>
          <table:table-cell office:value-type="string">
            <text:p>dzhūŋ lu-</text:p>
          </table:table-cell>
          <table:table-cell/>
        </table:table-row>
        <table:table-row table:style-name="ro1">
          <table:table-cell office:value-type="string">
            <text:p>curma</text:p>
          </table:table-cell>
          <table:table-cell office:value-type="string">
            <text:p>cur</text:p>
          </table:table-cell>
          <table:table-cell office:value-type="string">
            <text:p>ur</text:p>
          </table:table-cell>
          <table:table-cell office:value-type="string">
            <text:p>vt-2</text:p>
          </table:table-cell>
          <table:table-cell office:value-type="string">
            <text:p>shrink, wrinkle</text:p>
          </table:table-cell>
          <table:table-cell office:value-type="string">
            <text:p>câurinu</text:p>
          </table:table-cell>
          <table:table-cell office:value-type="string">
            <text:p>ʦurt</text:p>
          </table:table-cell>
          <table:table-cell/>
        </table:table-row>
        <table:table-row table:style-name="ro1">
          <table:table-cell office:value-type="string">
            <text:p>chaima</text:p>
          </table:table-cell>
          <table:table-cell office:value-type="string">
            <text:p>chan</text:p>
          </table:table-cell>
          <table:table-cell office:value-type="string">
            <text:p>an</text:p>
          </table:table-cell>
          <table:table-cell office:value-type="string">
            <text:p>vt-4</text:p>
          </table:table-cell>
          <table:table-cell office:value-type="string">
            <text:p>pile up</text:p>
          </table:table-cell>
          <table:table-cell office:value-type="string">
            <text:p>khapʈyâunu</text:p>
          </table:table-cell>
          <table:table-cell table:number-columns-repeated="2"/>
        </table:table-row>
        <table:table-row table:style-name="ro1">
          <table:table-cell office:value-type="string">
            <text:p>chama</text:p>
          </table:table-cell>
          <table:table-cell office:value-type="string">
            <text:p>chas</text:p>
          </table:table-cell>
          <table:table-cell office:value-type="string">
            <text:p>as</text:p>
          </table:table-cell>
          <table:table-cell office:value-type="string">
            <text:p>vi-2</text:p>
          </table:table-cell>
          <table:table-cell office:value-type="string">
            <text:p>blaze (of fire)</text:p>
          </table:table-cell>
          <table:table-cell/>
          <table:table-cell office:value-type="string">
            <text:p>ʦhɛtt</text:p>
          </table:table-cell>
          <table:table-cell/>
        </table:table-row>
        <table:table-row table:style-name="ro1">
          <table:table-cell office:value-type="string">
            <text:p>chamma</text:p>
          </table:table-cell>
          <table:table-cell office:value-type="string">
            <text:p>cham</text:p>
          </table:table-cell>
          <table:table-cell office:value-type="string">
            <text:p>am</text:p>
          </table:table-cell>
          <table:table-cell office:value-type="string">
            <text:p>vt-1</text:p>
          </table:table-cell>
          <table:table-cell office:value-type="string">
            <text:p>split, cut lengthwise</text:p>
          </table:table-cell>
          <table:table-cell office:value-type="string">
            <text:p>cirnu</text:p>
          </table:table-cell>
          <table:table-cell office:value-type="string">
            <text:p>ʦom</text:p>
          </table:table-cell>
          <table:table-cell/>
        </table:table-row>
        <table:table-row table:style-name="ro1">
          <table:table-cell office:value-type="string">
            <text:p>chamma</text:p>
          </table:table-cell>
          <table:table-cell office:value-type="string">
            <text:p>c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write</text:p>
          </table:table-cell>
          <table:table-cell office:value-type="string">
            <text:p>lekhnu</text:p>
          </table:table-cell>
          <table:table-cell table:number-columns-repeated="2"/>
        </table:table-row>
        <table:table-row table:style-name="ro1">
          <table:table-cell office:value-type="string">
            <text:p>cheima</text:p>
          </table:table-cell>
          <table:table-cell office:value-type="string">
            <text:p>chett</text:p>
          </table:table-cell>
          <table:table-cell office:value-type="string">
            <text:p>ett</text:p>
          </table:table-cell>
          <table:table-cell office:value-type="string">
            <text:p>vt-5</text:p>
          </table:table-cell>
          <table:table-cell office:value-type="string">
            <text:p>know, recognize</text:p>
          </table:table-cell>
          <table:table-cell office:value-type="string">
            <text:p>cinnu</text:p>
          </table:table-cell>
          <table:table-cell office:value-type="string">
            <text:p>ʦhent</text:p>
          </table:table-cell>
          <table:table-cell/>
        </table:table-row>
        <table:table-row table:style-name="ro1">
          <table:table-cell office:value-type="string">
            <text:p>chema</text:p>
          </table:table-cell>
          <table:table-cell office:value-type="string">
            <text:p>ch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piss</text:p>
          </table:table-cell>
          <table:table-cell office:value-type="string">
            <text:p>pisâb phernu</text:p>
          </table:table-cell>
          <table:table-cell office:value-type="string">
            <text:p>ʦer</text:p>
          </table:table-cell>
          <table:table-cell/>
        </table:table-row>
        <table:table-row table:style-name="ro1">
          <table:table-cell office:value-type="string">
            <text:p>chemma</text:p>
          </table:table-cell>
          <table:table-cell office:value-type="string">
            <text:p>chem</text:p>
          </table:table-cell>
          <table:table-cell office:value-type="string">
            <text:p>em</text:p>
          </table:table-cell>
          <table:table-cell office:value-type="string">
            <text:p>vt-4</text:p>
          </table:table-cell>
          <table:table-cell office:value-type="string">
            <text:p>persuade</text:p>
          </table:table-cell>
          <table:table-cell office:value-type="string">
            <text:p>phakâunu</text:p>
          </table:table-cell>
          <table:table-cell table:number-columns-repeated="2"/>
        </table:table-row>
        <table:table-row table:style-name="ro1">
          <table:table-cell office:value-type="string">
            <text:p>che:ma</text:p>
          </table:table-cell>
          <table:table-cell office:value-type="string">
            <text:p>ch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pinch</text:p>
          </table:table-cell>
          <table:table-cell office:value-type="string">
            <text:p>cimoʈnu</text:p>
          </table:table-cell>
          <table:table-cell office:value-type="string">
            <text:p>ʦek</text:p>
          </table:table-cell>
          <table:table-cell/>
        </table:table-row>
        <table:table-row table:style-name="ro1">
          <table:table-cell office:value-type="string">
            <text:p>chima</text:p>
          </table:table-cell>
          <table:table-cell office:value-type="string">
            <text:p>ch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close</text:p>
          </table:table-cell>
          <table:table-cell office:value-type="string">
            <text:p>thunnu</text:p>
          </table:table-cell>
          <table:table-cell office:value-type="string">
            <text:p>ʦekt???</text:p>
          </table:table-cell>
          <table:table-cell/>
        </table:table-row>
        <table:table-row table:style-name="ro1">
          <table:table-cell office:value-type="string">
            <text:p>chima</text:p>
          </table:table-cell>
          <table:table-cell office:value-type="string">
            <text:p>chis</text:p>
          </table:table-cell>
          <table:table-cell office:value-type="string">
            <text:p>is</text:p>
          </table:table-cell>
          <table:table-cell office:value-type="string">
            <text:p>vt-4</text:p>
          </table:table-cell>
          <table:table-cell office:value-type="string">
            <text:p>sweep</text:p>
          </table:table-cell>
          <table:table-cell office:value-type="string">
            <text:p>baɖhârnu</text:p>
          </table:table-cell>
          <table:table-cell office:value-type="string">
            <text:p>ʦhi</text:p>
          </table:table-cell>
          <table:table-cell/>
        </table:table-row>
        <table:table-row table:style-name="ro1">
          <table:table-cell office:value-type="string">
            <text:p>chimma</text:p>
          </table:table-cell>
          <table:table-cell office:value-type="string">
            <text:p>ch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overthrow</text:p>
          </table:table-cell>
          <table:table-cell office:value-type="string">
            <text:p>ghopʈyâunu</text:p>
          </table:table-cell>
          <table:table-cell table:number-columns-repeated="2"/>
        </table:table-row>
        <table:table-row table:style-name="ro1">
          <table:table-cell office:value-type="string">
            <text:p>chimma</text:p>
          </table:table-cell>
          <table:table-cell office:value-type="string">
            <text:p>ch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bump into, meet</text:p>
          </table:table-cell>
          <table:table-cell office:value-type="string">
            <text:p>bheʈnu</text:p>
          </table:table-cell>
          <table:table-cell table:number-columns-repeated="2"/>
        </table:table-row>
        <table:table-row table:style-name="ro1">
          <table:table-cell office:value-type="string">
            <text:p>chi:ma</text:p>
          </table:table-cell>
          <table:table-cell office:value-type="string">
            <text:p>chik</text:p>
          </table:table-cell>
          <table:table-cell office:value-type="string">
            <text:p>ik</text:p>
          </table:table-cell>
          <table:table-cell office:value-type="string">
            <text:p>vi-2</text:p>
          </table:table-cell>
          <table:table-cell office:value-type="string">
            <text:p>be cold</text:p>
          </table:table-cell>
          <table:table-cell/>
          <table:table-cell office:value-type="string">
            <text:p>ʦhik</text:p>
          </table:table-cell>
          <table:table-cell/>
        </table:table-row>
        <table:table-row table:style-name="ro1">
          <table:table-cell office:value-type="string">
            <text:p>choma</text:p>
          </table:table-cell>
          <table:table-cell office:value-type="string">
            <text:p>cho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bow down before, salute</text:p>
          </table:table-cell>
          <table:table-cell office:value-type="string">
            <text:p>ɖhognu</text:p>
          </table:table-cell>
          <table:table-cell table:number-columns-repeated="2"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</text:p>
          </table:table-cell>
          <table:table-cell office:value-type="string">
            <text:p>ok</text:p>
          </table:table-cell>
          <table:table-cell office:value-type="string">
            <text:p>vi-2</text:p>
          </table:table-cell>
          <table:table-cell office:value-type="string">
            <text:p>be peeled off</text:p>
          </table:table-cell>
          <table:table-cell office:value-type="string">
            <text:p>tâchinu</text:p>
          </table:table-cell>
          <table:table-cell table:number-columns-repeated="2"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</text:p>
          </table:table-cell>
          <table:table-cell office:value-type="string">
            <text:p>oks</text:p>
          </table:table-cell>
          <table:table-cell office:value-type="string">
            <text:p>vt-3</text:p>
          </table:table-cell>
          <table:table-cell office:value-type="string">
            <text:p>peel off</text:p>
          </table:table-cell>
          <table:table-cell office:value-type="string">
            <text:p>tâchnu</text:p>
          </table:table-cell>
          <table:table-cell table:number-columns-repeated="2"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</text:p>
          </table:table-cell>
          <table:table-cell office:value-type="string">
            <text:p>ok</text:p>
          </table:table-cell>
          <table:table-cell office:value-type="string">
            <text:p>vi-2</text:p>
          </table:table-cell>
          <table:table-cell office:value-type="string">
            <text:p>be hard</text:p>
          </table:table-cell>
          <table:table-cell office:value-type="string">
            <text:p>sâhro hunu</text:p>
          </table:table-cell>
          <table:table-cell office:value-type="string">
            <text:p>ʦek???</text:p>
          </table:table-cell>
          <table:table-cell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deliver, pay</text:p>
          </table:table-cell>
          <table:table-cell office:value-type="string">
            <text:p>puryâunu, tirnu</text:p>
          </table:table-cell>
          <table:table-cell table:number-columns-repeated="2"/>
        </table:table-row>
        <table:table-row table:style-name="ro1">
          <table:table-cell office:value-type="string">
            <text:p>chuima</text:p>
          </table:table-cell>
          <table:table-cell office:value-type="string">
            <text:p>chun</text:p>
          </table:table-cell>
          <table:table-cell office:value-type="string">
            <text:p>un</text:p>
          </table:table-cell>
          <table:table-cell office:value-type="string">
            <text:p>vt-5</text:p>
          </table:table-cell>
          <table:table-cell office:value-type="string">
            <text:p>tie (a knot)</text:p>
          </table:table-cell>
          <table:table-cell table:number-columns-repeated="3"/>
        </table:table-row>
        <table:table-row table:style-name="ro1">
          <table:table-cell office:value-type="string">
            <text:p>chuma</text:p>
          </table:table-cell>
          <table:table-cell office:value-type="string">
            <text:p>chus</text:p>
          </table:table-cell>
          <table:table-cell office:value-type="string">
            <text:p>us</text:p>
          </table:table-cell>
          <table:table-cell office:value-type="string">
            <text:p>vi-2</text:p>
          </table:table-cell>
          <table:table-cell office:value-type="string">
            <text:p>be late</text:p>
          </table:table-cell>
          <table:table-cell office:value-type="string">
            <text:p>ɖhilo hunu</text:p>
          </table:table-cell>
          <table:table-cell office:value-type="string">
            <text:p>ʦhu</text:p>
          </table:table-cell>
          <table:table-cell/>
        </table:table-row>
        <table:table-row table:style-name="ro1">
          <table:table-cell office:value-type="string">
            <text:p>chuma</text:p>
          </table:table-cell>
          <table:table-cell office:value-type="string">
            <text:p>chu</text:p>
          </table:table-cell>
          <table:table-cell office:value-type="string">
            <text:p>u</text:p>
          </table:table-cell>
          <table:table-cell office:value-type="string">
            <text:p>vi-2</text:p>
          </table:table-cell>
          <table:table-cell office:value-type="string">
            <text:p>be, has to</text:p>
          </table:table-cell>
          <table:table-cell office:value-type="string">
            <text:p>hunu</text:p>
          </table:table-cell>
          <table:table-cell table:number-columns-repeated="2"/>
        </table:table-row>
        <table:table-row table:style-name="ro1">
          <table:table-cell office:value-type="string">
            <text:p>chumma</text:p>
          </table:table-cell>
          <table:table-cell office:value-type="string">
            <text:p>ch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make small in volume or size by squeezing</text:p>
          </table:table-cell>
          <table:table-cell office:value-type="string">
            <text:p>nicorera, kasera sâno pârnu</text:p>
          </table:table-cell>
          <table:table-cell office:value-type="string">
            <text:p>ʦhop « gather into a bundle »</text:p>
          </table:table-cell>
          <table:table-cell office:value-type="string">
            <text:p>cʰumma (cʰumsu)</text:p>
          </table:table-cell>
        </table:table-row>
        <table:table-row table:style-name="ro1">
          <table:table-cell office:value-type="string">
            <text:p>chu:ma</text:p>
          </table:table-cell>
          <table:table-cell office:value-type="string">
            <text:p>chuks</text:p>
          </table:table-cell>
          <table:table-cell office:value-type="string">
            <text:p>uks</text:p>
          </table:table-cell>
          <table:table-cell office:value-type="string">
            <text:p>vi-2</text:p>
          </table:table-cell>
          <table:table-cell office:value-type="string">
            <text:p>cough</text:p>
          </table:table-cell>
          <table:table-cell office:value-type="string">
            <text:p>khoknu</text:p>
          </table:table-cell>
          <table:table-cell/>
          <table:table-cell office:value-type="string">
            <text:p>cʰuŋma (cʰuŋsa)</text:p>
          </table:table-cell>
        </table:table-row>
        <table:table-row table:style-name="ro1">
          <table:table-cell office:value-type="string">
            <text:p>damma</text:p>
          </table:table-cell>
          <table:table-cell office:value-type="string">
            <text:p>d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taste</text:p>
          </table:table-cell>
          <table:table-cell office:value-type="string">
            <text:p>câkhnu</text:p>
          </table:table-cell>
          <table:table-cell office:value-type="string">
            <text:p>dɛpt (irr)</text:p>
          </table:table-cell>
          <table:table-cell/>
        </table:table-row>
        <table:table-row table:style-name="ro1">
          <table:table-cell office:value-type="string">
            <text:p>daima</text:p>
          </table:table-cell>
          <table:table-cell office:value-type="string">
            <text:p>d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be seen</text:p>
          </table:table-cell>
          <table:table-cell office:value-type="string">
            <text:p>dekhinu</text:p>
          </table:table-cell>
          <table:table-cell office:value-type="string">
            <text:p>tot</text:p>
          </table:table-cell>
          <table:table-cell/>
        </table:table-row>
        <table:table-row table:style-name="ro1">
          <table:table-cell office:value-type="string">
            <text:p>damma</text:p>
          </table:table-cell>
          <table:table-cell office:value-type="string">
            <text:p>daps</text:p>
          </table:table-cell>
          <table:table-cell office:value-type="string">
            <text:p>aps</text:p>
          </table:table-cell>
          <table:table-cell office:value-type="string">
            <text:p>vi-2</text:p>
          </table:table-cell>
          <table:table-cell office:value-type="string">
            <text:p>knock down, tackle, wrestle</text:p>
          </table:table-cell>
          <table:table-cell office:value-type="string">
            <text:p>pachârinu, kûstî khelnu</text:p>
          </table:table-cell>
          <table:table-cell table:number-columns-repeated="2"/>
        </table:table-row>
        <table:table-row table:style-name="ro1">
          <table:table-cell office:value-type="string">
            <text:p>deima</text:p>
          </table:table-cell>
          <table:table-cell office:value-type="string">
            <text:p>d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fell, cut down</text:p>
          </table:table-cell>
          <table:table-cell office:value-type="string">
            <text:p>ɖhâlnu</text:p>
          </table:table-cell>
          <table:table-cell table:number-columns-repeated="2"/>
        </table:table-row>
        <table:table-row table:style-name="ro1">
          <table:table-cell office:value-type="string">
            <text:p>delma</text:p>
          </table:table-cell>
          <table:table-cell office:value-type="string">
            <text:p>del</text:p>
          </table:table-cell>
          <table:table-cell office:value-type="string">
            <text:p>el</text:p>
          </table:table-cell>
          <table:table-cell office:value-type="string">
            <text:p>vt-4</text:p>
          </table:table-cell>
          <table:table-cell office:value-type="string">
            <text:p>pull out</text:p>
          </table:table-cell>
          <table:table-cell office:value-type="string">
            <text:p>ukhelnu</text:p>
          </table:table-cell>
          <table:table-cell office:value-type="string">
            <text:p>tel</text:p>
          </table:table-cell>
          <table:table-cell/>
        </table:table-row>
        <table:table-row table:style-name="ro1">
          <table:table-cell office:value-type="string">
            <text:p>demma</text:p>
          </table:table-cell>
          <table:table-cell office:value-type="string">
            <text:p>d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cover</text:p>
          </table:table-cell>
          <table:table-cell office:value-type="string">
            <text:p>ɖhâknu, chopnu</text:p>
          </table:table-cell>
          <table:table-cell table:number-columns-repeated="2"/>
        </table:table-row>
        <table:table-row table:style-name="ro1">
          <table:table-cell office:value-type="string">
            <text:p>dəima</text:p>
          </table:table-cell>
          <table:table-cell office:value-type="string">
            <text:p>d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learn</text:p>
          </table:table-cell>
          <table:table-cell office:value-type="string">
            <text:p>siknu</text:p>
          </table:table-cell>
          <table:table-cell table:number-columns-repeated="2"/>
        </table:table-row>
        <table:table-row table:style-name="ro1">
          <table:table-cell office:value-type="string">
            <text:p>dəima</text:p>
          </table:table-cell>
          <table:table-cell office:value-type="string">
            <text:p>d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hit (ball)</text:p>
          </table:table-cell>
          <table:table-cell office:value-type="string">
            <text:p>hânnu</text:p>
          </table:table-cell>
          <table:table-cell table:number-columns-repeated="2"/>
        </table:table-row>
        <table:table-row table:style-name="ro1">
          <table:table-cell office:value-type="string">
            <text:p>dəima</text:p>
          </table:table-cell>
          <table:table-cell office:value-type="string">
            <text:p>dən</text:p>
          </table:table-cell>
          <table:table-cell office:value-type="string">
            <text:p>ən</text:p>
          </table:table-cell>
          <table:table-cell office:value-type="string">
            <text:p>vt-5</text:p>
          </table:table-cell>
          <table:table-cell office:value-type="string">
            <text:p>set fire to</text:p>
          </table:table-cell>
          <table:table-cell office:value-type="string">
            <text:p>salkâunu, bâlnu</text:p>
          </table:table-cell>
          <table:table-cell table:number-columns-repeated="2"/>
        </table:table-row>
        <table:table-row table:style-name="ro1">
          <table:table-cell office:value-type="string">
            <text:p>dima</text:p>
          </table:table-cell>
          <table:table-cell office:value-type="string">
            <text:p>dis</text:p>
          </table:table-cell>
          <table:table-cell office:value-type="string">
            <text:p>is</text:p>
          </table:table-cell>
          <table:table-cell office:value-type="string">
            <text:p>vi-2</text:p>
          </table:table-cell>
          <table:table-cell office:value-type="string">
            <text:p>fall</text:p>
          </table:table-cell>
          <table:table-cell office:value-type="string">
            <text:p>laɖnu</text:p>
          </table:table-cell>
          <table:table-cell table:number-columns-repeated="2"/>
        </table:table-row>
        <table:table-row table:style-name="ro1">
          <table:table-cell office:value-type="string">
            <text:p>dima</text:p>
          </table:table-cell>
          <table:table-cell office:value-type="string">
            <text:p>dis</text:p>
          </table:table-cell>
          <table:table-cell office:value-type="string">
            <text:p>is</text:p>
          </table:table-cell>
          <table:table-cell office:value-type="string">
            <text:p>vt-4</text:p>
          </table:table-cell>
          <table:table-cell office:value-type="string">
            <text:p>cause to fall, drop</text:p>
          </table:table-cell>
          <table:table-cell office:value-type="string">
            <text:p>laɖâunu</text:p>
          </table:table-cell>
          <table:table-cell table:number-columns-repeated="2"/>
        </table:table-row>
        <table:table-row table:style-name="ro1">
          <table:table-cell office:value-type="string">
            <text:p>dilma</text:p>
          </table:table-cell>
          <table:table-cell office:value-type="string">
            <text:p>dil</text:p>
          </table:table-cell>
          <table:table-cell office:value-type="string">
            <text:p>il</text:p>
          </table:table-cell>
          <table:table-cell office:value-type="string">
            <text:p>vt-4</text:p>
          </table:table-cell>
          <table:table-cell office:value-type="string">
            <text:p>roll</text:p>
          </table:table-cell>
          <table:table-cell office:value-type="string">
            <text:p>bernu</text:p>
          </table:table-cell>
          <table:table-cell office:value-type="string">
            <text:p>dil</text:p>
          </table:table-cell>
          <table:table-cell/>
        </table:table-row>
        <table:table-row table:style-name="ro1">
          <table:table-cell office:value-type="string">
            <text:p>dima</text:p>
          </table:table-cell>
          <table:table-cell office:value-type="string">
            <text:p>d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patch up, mend</text:p>
          </table:table-cell>
          <table:table-cell office:value-type="string">
            <text:p>ʈâlnu</text:p>
          </table:table-cell>
          <table:table-cell table:number-columns-repeated="2"/>
        </table:table-row>
        <table:table-row table:style-name="ro1">
          <table:table-cell office:value-type="string">
            <text:p>di:ma</text:p>
          </table:table-cell>
          <table:table-cell office:value-type="string">
            <text:p>dit</text:p>
          </table:table-cell>
          <table:table-cell office:value-type="string">
            <text:p>it</text:p>
          </table:table-cell>
          <table:table-cell office:value-type="string">
            <text:p>vi-3</text:p>
          </table:table-cell>
          <table:table-cell office:value-type="string">
            <text:p>lay eggs</text:p>
          </table:table-cell>
          <table:table-cell office:value-type="string">
            <text:p>ɖimâ pârnu</text:p>
          </table:table-cell>
          <table:table-cell office:value-type="string">
            <text:p>ti</text:p>
          </table:table-cell>
          <table:table-cell/>
        </table:table-row>
        <table:table-row table:style-name="ro1">
          <table:table-cell office:value-type="string">
            <text:p>di:ma</text:p>
          </table:table-cell>
          <table:table-cell office:value-type="string">
            <text:p>diŋ</text:p>
          </table:table-cell>
          <table:table-cell office:value-type="string">
            <text:p>iŋ</text:p>
          </table:table-cell>
          <table:table-cell office:value-type="string">
            <text:p>vt-4</text:p>
          </table:table-cell>
          <table:table-cell office:value-type="string">
            <text:p>stop</text:p>
          </table:table-cell>
          <table:table-cell office:value-type="string">
            <text:p>roknu</text:p>
          </table:table-cell>
          <table:table-cell table:number-columns-repeated="2"/>
        </table:table-row>
        <table:table-row table:style-name="ro1">
          <table:table-cell office:value-type="string">
            <text:p>doma</text:p>
          </table:table-cell>
          <table:table-cell office:value-type="string">
            <text:p>do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dig</text:p>
          </table:table-cell>
          <table:table-cell office:value-type="string">
            <text:p>khannu</text:p>
          </table:table-cell>
          <table:table-cell office:value-type="string">
            <text:p>dha</text:p>
          </table:table-cell>
          <table:table-cell/>
        </table:table-row>
        <table:table-row table:style-name="ro1">
          <table:table-cell office:value-type="string">
            <text:p>duma</text:p>
          </table:table-cell>
          <table:table-cell office:value-type="string">
            <text:p>du</text:p>
          </table:table-cell>
          <table:table-cell office:value-type="string">
            <text:p>u</text:p>
          </table:table-cell>
          <table:table-cell office:value-type="string">
            <text:p>vi-2</text:p>
          </table:table-cell>
          <table:table-cell office:value-type="string">
            <text:p>cook</text:p>
          </table:table-cell>
          <table:table-cell office:value-type="string">
            <text:p>pâknu</text:p>
          </table:table-cell>
          <table:table-cell table:number-columns-repeated="2"/>
        </table:table-row>
        <table:table-row table:style-name="ro1">
          <table:table-cell office:value-type="string">
            <text:p>do:ma</text:p>
          </table:table-cell>
          <table:table-cell office:value-type="string">
            <text:p>d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throw, spit</text:p>
          </table:table-cell>
          <table:table-cell table:number-columns-repeated="3"/>
        </table:table-row>
        <table:table-row table:style-name="ro1">
          <table:table-cell office:value-type="string">
            <text:p>do:ma</text:p>
          </table:table-cell>
          <table:table-cell office:value-type="string">
            <text:p>d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freeze, coagulate</text:p>
          </table:table-cell>
          <table:table-cell/>
          <table:table-cell office:value-type="string">
            <text:p>daŋt</text:p>
          </table:table-cell>
          <table:table-cell/>
        </table:table-row>
        <table:table-row table:style-name="ro1">
          <table:table-cell office:value-type="string">
            <text:p>dumma</text:p>
          </table:table-cell>
          <table:table-cell office:value-type="string">
            <text:p>d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track, follow the tracks</text:p>
          </table:table-cell>
          <table:table-cell office:value-type="string">
            <text:p>pâilyâunu</text:p>
          </table:table-cell>
          <table:table-cell office:value-type="string">
            <text:p>tumt</text:p>
          </table:table-cell>
          <table:table-cell/>
        </table:table-row>
        <table:table-row table:style-name="ro1">
          <table:table-cell office:value-type="string">
            <text:p>dumma</text:p>
          </table:table-cell>
          <table:table-cell office:value-type="string">
            <text:p>d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pound, blow (horn/flute)</text:p>
          </table:table-cell>
          <table:table-cell office:value-type="string">
            <text:p>kuʈnu, piʈnu, bjâunu</text:p>
          </table:table-cell>
          <table:table-cell office:value-type="string">
            <text:p>tup</text:p>
          </table:table-cell>
          <table:table-cell/>
        </table:table-row>
        <table:table-row table:style-name="ro1">
          <table:table-cell office:value-type="string">
            <text:p>du:ma</text:p>
          </table:table-cell>
          <table:table-cell office:value-type="string">
            <text:p>duŋ</text:p>
          </table:table-cell>
          <table:table-cell office:value-type="string">
            <text:p>uŋ</text:p>
          </table:table-cell>
          <table:table-cell office:value-type="string">
            <text:p>vt-4</text:p>
          </table:table-cell>
          <table:table-cell office:value-type="string">
            <text:p>drink</text:p>
          </table:table-cell>
          <table:table-cell office:value-type="string">
            <text:p>piunu</text:p>
          </table:table-cell>
          <table:table-cell office:value-type="string">
            <text:p>tuŋ</text:p>
          </table:table-cell>
          <table:table-cell/>
        </table:table-row>
        <table:table-row table:style-name="ro1">
          <table:table-cell office:value-type="string">
            <text:p>ema</text:p>
          </table:table-cell>
          <table:table-cell table:number-columns-repeated="2"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shit</text:p>
          </table:table-cell>
          <table:table-cell/>
          <table:table-cell office:value-type="string">
            <text:p>ʔe</text:p>
          </table:table-cell>
          <table:table-cell/>
        </table:table-row>
        <table:table-row table:style-name="ro1">
          <table:table-cell office:value-type="string">
            <text:p>elma</text:p>
          </table:table-cell>
          <table:table-cell table:number-columns-repeated="2" office:value-type="string">
            <text:p>el</text:p>
          </table:table-cell>
          <table:table-cell office:value-type="string">
            <text:p>vi-1</text:p>
          </table:table-cell>
          <table:table-cell office:value-type="string">
            <text:p>flow (river)</text:p>
          </table:table-cell>
          <table:table-cell office:value-type="string">
            <text:p>bagnu</text:p>
          </table:table-cell>
          <table:table-cell office:value-type="string">
            <text:p>ʔel (overflow)</text:p>
          </table:table-cell>
          <table:table-cell/>
        </table:table-row>
        <table:table-row table:style-name="ro1">
          <table:table-cell office:value-type="string">
            <text:p>eima</text:p>
          </table:table-cell>
          <table:table-cell table:number-columns-repeated="2" office:value-type="string">
            <text:p>en</text:p>
          </table:table-cell>
          <table:table-cell office:value-type="string">
            <text:p>vi-5</text:p>
          </table:table-cell>
          <table:table-cell office:value-type="string">
            <text:p>be left over</text:p>
          </table:table-cell>
          <table:table-cell office:value-type="string">
            <text:p>ubrinu</text:p>
          </table:table-cell>
          <table:table-cell office:value-type="string">
            <text:p>ʔen</text:p>
          </table:table-cell>
          <table:table-cell/>
        </table:table-row>
        <table:table-row table:style-name="ro1">
          <table:table-cell office:value-type="string">
            <text:p>e:ma</text:p>
          </table:table-cell>
          <table:table-cell table:number-columns-repeated="2" office:value-type="string">
            <text:p>ek</text:p>
          </table:table-cell>
          <table:table-cell office:value-type="string">
            <text:p>vi-2</text:p>
          </table:table-cell>
          <table:table-cell office:value-type="string">
            <text:p>be torn</text:p>
          </table:table-cell>
          <table:table-cell office:value-type="string">
            <text:p>cyâtinu</text:p>
          </table:table-cell>
          <table:table-cell table:number-columns-repeated="2"/>
        </table:table-row>
        <table:table-row table:style-name="ro1">
          <table:table-cell office:value-type="string">
            <text:p>e:ma</text:p>
          </table:table-cell>
          <table:table-cell table:number-columns-repeated="2"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beat, tear</text:p>
          </table:table-cell>
          <table:table-cell office:value-type="string">
            <text:p>kuʈnu, cyâtnu</text:p>
          </table:table-cell>
          <table:table-cell office:value-type="string">
            <text:p>ʔek</text:p>
          </table:table-cell>
          <table:table-cell/>
        </table:table-row>
        <table:table-row table:style-name="ro1">
          <table:table-cell office:value-type="string">
            <text:p>əima</text:p>
          </table:table-cell>
          <table:table-cell table:number-columns-repeated="2" office:value-type="string">
            <text:p>ən</text:p>
          </table:table-cell>
          <table:table-cell office:value-type="string">
            <text:p>vi-3</text:p>
          </table:table-cell>
          <table:table-cell office:value-type="string">
            <text:p>break</text:p>
          </table:table-cell>
          <table:table-cell office:value-type="string">
            <text:p>bhâmcnu</text:p>
          </table:table-cell>
          <table:table-cell office:value-type="string">
            <text:p>ʔʉn</text:p>
          </table:table-cell>
          <table:table-cell/>
        </table:table-row>
        <table:table-row table:style-name="ro1">
          <table:table-cell office:value-type="string">
            <text:p>əima</text:p>
          </table:table-cell>
          <table:table-cell table:number-columns-repeated="2" office:value-type="string">
            <text:p>ən</text:p>
          </table:table-cell>
          <table:table-cell office:value-type="string">
            <text:p>vt-5</text:p>
          </table:table-cell>
          <table:table-cell office:value-type="string">
            <text:p>break</text:p>
          </table:table-cell>
          <table:table-cell office:value-type="string">
            <text:p>bhâmcnu</text:p>
          </table:table-cell>
          <table:table-cell office:value-type="string">
            <text:p>ʔʉnt (fell trees)</text:p>
          </table:table-cell>
          <table:table-cell/>
        </table:table-row>
        <table:table-row table:style-name="ro1">
          <table:table-cell office:value-type="string">
            <text:p>əlma</text:p>
          </table:table-cell>
          <table:table-cell table:number-columns-repeated="2"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rescue, set free</text:p>
          </table:table-cell>
          <table:table-cell office:value-type="string">
            <text:p>ukâsnu</text:p>
          </table:table-cell>
          <table:table-cell table:number-columns-repeated="2"/>
        </table:table-row>
        <table:table-row table:style-name="ro1">
          <table:table-cell office:value-type="string">
            <text:p>əma</text:p>
          </table:table-cell>
          <table:table-cell table:number-columns-repeated="2" office:value-type="string">
            <text:p>əs</text:p>
          </table:table-cell>
          <table:table-cell office:value-type="string">
            <text:p>vi-2</text:p>
          </table:table-cell>
          <table:table-cell office:value-type="string">
            <text:p>break through the first light of day</text:p>
          </table:table-cell>
          <table:table-cell table:number-columns-repeated="3"/>
        </table:table-row>
        <table:table-row table:style-name="ro1">
          <table:table-cell office:value-type="string">
            <text:p>galma</text:p>
          </table:table-cell>
          <table:table-cell office:value-type="string">
            <text:p>gal</text:p>
          </table:table-cell>
          <table:table-cell office:value-type="string">
            <text:p>al</text:p>
          </table:table-cell>
          <table:table-cell office:value-type="string">
            <text:p>vt-4</text:p>
          </table:table-cell>
          <table:table-cell office:value-type="string">
            <text:p>rub</text:p>
          </table:table-cell>
          <table:table-cell table:number-columns-repeated="3"/>
        </table:table-row>
        <table:table-row table:style-name="ro1">
          <table:table-cell office:value-type="string">
            <text:p>gema</text:p>
          </table:table-cell>
          <table:table-cell office:value-type="string">
            <text:p>g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laugh</text:p>
          </table:table-cell>
          <table:table-cell office:value-type="string">
            <text:p>hâmsnu</text:p>
          </table:table-cell>
          <table:table-cell office:value-type="string">
            <text:p>ret</text:p>
          </table:table-cell>
          <table:table-cell/>
        </table:table-row>
        <table:table-row table:style-name="ro1">
          <table:table-cell office:value-type="string">
            <text:p>gəlma</text:p>
          </table:table-cell>
          <table:table-cell office:value-type="string">
            <text:p>g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remove grains of maize from the cob</text:p>
          </table:table-cell>
          <table:table-cell/>
          <table:table-cell office:value-type="string">
            <text:p>ril??</text:p>
          </table:table-cell>
          <table:table-cell/>
        </table:table-row>
        <table:table-row table:style-name="ro1">
          <table:table-cell office:value-type="string">
            <text:p>gəma</text:p>
          </table:table-cell>
          <table:table-cell office:value-type="string">
            <text:p>gəs</text:p>
          </table:table-cell>
          <table:table-cell office:value-type="string">
            <text:p>əs</text:p>
          </table:table-cell>
          <table:table-cell office:value-type="string">
            <text:p>vt-2</text:p>
          </table:table-cell>
          <table:table-cell office:value-type="string">
            <text:p>damage, destroy</text:p>
          </table:table-cell>
          <table:table-cell office:value-type="string">
            <text:p>bigranu</text:p>
          </table:table-cell>
          <table:table-cell table:number-columns-repeated="2"/>
        </table:table-row>
        <table:table-row table:style-name="ro1">
          <table:table-cell office:value-type="string">
            <text:p>go:ma</text:p>
          </table:table-cell>
          <table:table-cell office:value-type="string">
            <text:p>g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hit, kick, throw</text:p>
          </table:table-cell>
          <table:table-cell office:value-type="string">
            <text:p>hânnu, hirkâunu</text:p>
          </table:table-cell>
          <table:table-cell office:value-type="string">
            <text:p>ghrokt</text:p>
          </table:table-cell>
          <table:table-cell/>
        </table:table-row>
        <table:table-row table:style-name="ro1">
          <table:table-cell office:value-type="string">
            <text:p>go:ma</text:p>
          </table:table-cell>
          <table:table-cell office:value-type="string">
            <text:p>g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carry by hand</text:p>
          </table:table-cell>
          <table:table-cell office:value-type="string">
            <text:p>hât-mâ minu</text:p>
          </table:table-cell>
          <table:table-cell table:number-columns-repeated="2"/>
        </table:table-row>
        <table:table-row table:style-name="ro1">
          <table:table-cell office:value-type="string">
            <text:p>go:ma</text:p>
          </table:table-cell>
          <table:table-cell office:value-type="string">
            <text:p>goks</text:p>
          </table:table-cell>
          <table:table-cell office:value-type="string">
            <text:p>oks</text:p>
          </table:table-cell>
          <table:table-cell office:value-type="string">
            <text:p>vi-2</text:p>
          </table:table-cell>
          <table:table-cell office:value-type="string">
            <text:p>be dried at the fire</text:p>
          </table:table-cell>
          <table:table-cell office:value-type="string">
            <text:p>sekinu</text:p>
          </table:table-cell>
          <table:table-cell table:number-columns-repeated="2"/>
        </table:table-row>
        <table:table-row table:style-name="ro1">
          <table:table-cell office:value-type="string">
            <text:p>go:ma</text:p>
          </table:table-cell>
          <table:table-cell office:value-type="string">
            <text:p>g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dry at the fire</text:p>
          </table:table-cell>
          <table:table-cell office:value-type="string">
            <text:p>sekâunu</text:p>
          </table:table-cell>
          <table:table-cell office:value-type="string">
            <text:p>ghɵŋ « heat, warm »</text:p>
          </table:table-cell>
          <table:table-cell office:value-type="string">
            <text:p>kaŋs</text:p>
          </table:table-cell>
        </table:table-row>
        <table:table-row table:style-name="ro1">
          <table:table-cell office:value-type="string">
            <text:p>guima</text:p>
          </table:table-cell>
          <table:table-cell office:value-type="string">
            <text:p>g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collect, gather</text:p>
          </table:table-cell>
          <table:table-cell office:value-type="string">
            <text:p>baʈulnu</text:p>
          </table:table-cell>
          <table:table-cell table:number-columns-repeated="2"/>
        </table:table-row>
        <table:table-row table:style-name="ro1">
          <table:table-cell office:value-type="string">
            <text:p>guma</text:p>
          </table:table-cell>
          <table:table-cell office:value-type="string">
            <text:p>gus</text:p>
          </table:table-cell>
          <table:table-cell office:value-type="string">
            <text:p>us</text:p>
          </table:table-cell>
          <table:table-cell office:value-type="string">
            <text:p>vt-4</text:p>
          </table:table-cell>
          <table:table-cell office:value-type="string">
            <text:p>store up</text:p>
          </table:table-cell>
          <table:table-cell office:value-type="string">
            <text:p>thankyâunu</text:p>
          </table:table-cell>
          <table:table-cell table:number-columns-repeated="2"/>
        </table:table-row>
        <table:table-row table:style-name="ro1">
          <table:table-cell office:value-type="string">
            <text:p>guma</text:p>
          </table:table-cell>
          <table:table-cell office:value-type="string">
            <text:p>gum</text:p>
          </table:table-cell>
          <table:table-cell office:value-type="string">
            <text:p>um</text:p>
          </table:table-cell>
          <table:table-cell office:value-type="string">
            <text:p>vti-1</text:p>
          </table:table-cell>
          <table:table-cell office:value-type="string">
            <text:p>be hungry</text:p>
          </table:table-cell>
          <table:table-cell office:value-type="string">
            <text:p>bhok lâgnu</text:p>
          </table:table-cell>
          <table:table-cell table:number-columns-repeated="2"/>
        </table:table-row>
        <table:table-row table:style-name="ro1">
          <table:table-cell office:value-type="string">
            <text:p>gumma</text:p>
          </table:table-cell>
          <table:table-cell office:value-type="string">
            <text:p>g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reproach</text:p>
          </table:table-cell>
          <table:table-cell office:value-type="string">
            <text:p>dhamkâunu</text:p>
          </table:table-cell>
          <table:table-cell table:number-columns-repeated="2"/>
        </table:table-row>
        <table:table-row table:style-name="ro1">
          <table:table-cell office:value-type="string">
            <text:p>gurma</text:p>
          </table:table-cell>
          <table:table-cell office:value-type="string">
            <text:p>g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be black</text:p>
          </table:table-cell>
          <table:table-cell office:value-type="string">
            <text:p>kâli hunu</text:p>
          </table:table-cell>
          <table:table-cell table:number-columns-repeated="2"/>
        </table:table-row>
        <table:table-row table:style-name="ro1">
          <table:table-cell office:value-type="string">
            <text:p>hama</text:p>
          </table:table-cell>
          <table:table-cell office:value-type="string">
            <text:p>has</text:p>
          </table:table-cell>
          <table:table-cell office:value-type="string">
            <text:p>as</text:p>
          </table:table-cell>
          <table:table-cell office:value-type="string">
            <text:p>vt-2</text:p>
          </table:table-cell>
          <table:table-cell office:value-type="string">
            <text:p>distribute</text:p>
          </table:table-cell>
          <table:table-cell office:value-type="string">
            <text:p>bâmɖnu</text:p>
          </table:table-cell>
          <table:table-cell table:number-columns-repeated="2"/>
        </table:table-row>
        <table:table-row table:style-name="ro1">
          <table:table-cell office:value-type="string">
            <text:p>hamma</text:p>
          </table:table-cell>
          <table:table-cell office:value-type="string">
            <text:p>ham</text:p>
          </table:table-cell>
          <table:table-cell office:value-type="string">
            <text:p>am</text:p>
          </table:table-cell>
          <table:table-cell office:value-type="string">
            <text:p>vi-1</text:p>
          </table:table-cell>
          <table:table-cell office:value-type="string">
            <text:p>be light</text:p>
          </table:table-cell>
          <table:table-cell office:value-type="string">
            <text:p>halukâ hunu</text:p>
          </table:table-cell>
          <table:table-cell office:value-type="string">
            <text:p>ɦɛm</text:p>
          </table:table-cell>
          <table:table-cell/>
        </table:table-row>
        <table:table-row table:style-name="ro1">
          <table:table-cell office:value-type="string">
            <text:p>hamma</text:p>
          </table:table-cell>
          <table:table-cell office:value-type="string">
            <text:p>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sitck, get stuck</text:p>
          </table:table-cell>
          <table:table-cell office:value-type="string">
            <text:p>aljhanu</text:p>
          </table:table-cell>
          <table:table-cell office:value-type="string">
            <text:p>ɦɛpt</text:p>
          </table:table-cell>
          <table:table-cell/>
        </table:table-row>
        <table:table-row table:style-name="ro1">
          <table:table-cell office:value-type="string">
            <text:p>hamma</text:p>
          </table:table-cell>
          <table:table-cell office:value-type="string">
            <text:p>haps</text:p>
          </table:table-cell>
          <table:table-cell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spread over</text:p>
          </table:table-cell>
          <table:table-cell office:value-type="string">
            <text:p>phailâunu</text:p>
          </table:table-cell>
          <table:table-cell office:value-type="string">
            <text:p>ɦɛm</text:p>
          </table:table-cell>
          <table:table-cell/>
        </table:table-row>
        <table:table-row table:style-name="ro1">
          <table:table-cell office:value-type="string">
            <text:p>hemma</text:p>
          </table:table-cell>
          <table:table-cell office:value-type="string">
            <text:p>h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hug</text:p>
          </table:table-cell>
          <table:table-cell office:value-type="string">
            <text:p>amgâlo hâlnu</text:p>
          </table:table-cell>
          <table:table-cell office:value-type="string">
            <text:p>ɦept</text:p>
          </table:table-cell>
          <table:table-cell/>
        </table:table-row>
        <table:table-row table:style-name="ro1">
          <table:table-cell office:value-type="string">
            <text:p>he:ma</text:p>
          </table:table-cell>
          <table:table-cell office:value-type="string">
            <text:p>h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cut, harvest</text:p>
          </table:table-cell>
          <table:table-cell office:value-type="string">
            <text:p>ʈipnu</text:p>
          </table:table-cell>
          <table:table-cell office:value-type="string">
            <text:p>ɦek</text:p>
          </table:table-cell>
          <table:table-cell/>
        </table:table-row>
        <table:table-row table:style-name="ro1">
          <table:table-cell office:value-type="string">
            <text:p>həlma</text:p>
          </table:table-cell>
          <table:table-cell office:value-type="string">
            <text:p>h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open</text:p>
          </table:table-cell>
          <table:table-cell office:value-type="string">
            <text:p>kholnu</text:p>
          </table:table-cell>
          <table:table-cell office:value-type="string">
            <text:p>ɦol</text:p>
          </table:table-cell>
          <table:table-cell/>
        </table:table-row>
        <table:table-row table:style-name="ro1">
          <table:table-cell office:value-type="string">
            <text:p>həmma</text:p>
          </table:table-cell>
          <table:table-cell office:value-type="string">
            <text:p>həm</text:p>
          </table:table-cell>
          <table:table-cell office:value-type="string">
            <text:p>əm</text:p>
          </table:table-cell>
          <table:table-cell office:value-type="string">
            <text:p>vi-1</text:p>
          </table:table-cell>
          <table:table-cell office:value-type="string">
            <text:p>swell</text:p>
          </table:table-cell>
          <table:table-cell office:value-type="string">
            <text:p>suninu</text:p>
          </table:table-cell>
          <table:table-cell office:value-type="string">
            <text:p>ɦom</text:p>
          </table:table-cell>
          <table:table-cell/>
        </table:table-row>
        <table:table-row table:style-name="ro1">
          <table:table-cell office:value-type="string">
            <text:p>həmma</text:p>
          </table:table-cell>
          <table:table-cell office:value-type="string">
            <text:p>h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sip</text:p>
          </table:table-cell>
          <table:table-cell/>
          <table:table-cell office:value-type="string">
            <text:p>ɦopt</text:p>
          </table:table-cell>
          <table:table-cell/>
        </table:table-row>
        <table:table-row table:style-name="ro1">
          <table:table-cell office:value-type="string">
            <text:p>hərma</text:p>
          </table:table-cell>
          <table:table-cell office:value-type="string">
            <text:p>əs</text:p>
          </table:table-cell>
          <table:table-cell office:value-type="string">
            <text:p>ərs</text:p>
          </table:table-cell>
          <table:table-cell office:value-type="string">
            <text:p>vt-2</text:p>
          </table:table-cell>
          <table:table-cell office:value-type="string">
            <text:p>split in two</text:p>
          </table:table-cell>
          <table:table-cell table:number-columns-repeated="3"/>
        </table:table-row>
        <table:table-row table:style-name="ro1">
          <table:table-cell office:value-type="string">
            <text:p>kelma (hir)</text:p>
          </table:table-cell>
          <table:table-cell office:value-type="string">
            <text:p>kel</text:p>
          </table:table-cell>
          <table:table-cell office:value-type="string">
            <text:p>el</text:p>
          </table:table-cell>
          <table:table-cell office:value-type="string">
            <text:p>vi-1</text:p>
          </table:table-cell>
          <table:table-cell office:value-type="string">
            <text:p>be windy</text:p>
          </table:table-cell>
          <table:table-cell/>
          <table:table-cell office:value-type="string">
            <text:p>kel</text:p>
          </table:table-cell>
          <table:table-cell/>
        </table:table-row>
        <table:table-row table:style-name="ro1">
          <table:table-cell office:value-type="string">
            <text:p>hima </text:p>
          </table:table-cell>
          <table:table-cell office:value-type="string">
            <text:p>his</text:p>
          </table:table-cell>
          <table:table-cell office:value-type="string">
            <text:p>is</text:p>
          </table:table-cell>
          <table:table-cell office:value-type="string">
            <text:p>vt-4</text:p>
          </table:table-cell>
          <table:table-cell office:value-type="string">
            <text:p>scrape</text:p>
          </table:table-cell>
          <table:table-cell/>
          <table:table-cell office:value-type="string">
            <text:p>ɦi</text:p>
          </table:table-cell>
          <table:table-cell/>
        </table:table-row>
        <table:table-row table:style-name="ro1">
          <table:table-cell office:value-type="string">
            <text:p>hilma</text:p>
          </table:table-cell>
          <table:table-cell office:value-type="string">
            <text:p>hil</text:p>
          </table:table-cell>
          <table:table-cell office:value-type="string">
            <text:p>il</text:p>
          </table:table-cell>
          <table:table-cell office:value-type="string">
            <text:p>vt-4</text:p>
          </table:table-cell>
          <table:table-cell office:value-type="string">
            <text:p>mix by stirring</text:p>
          </table:table-cell>
          <table:table-cell office:value-type="string">
            <text:p>gholnu, phiʈnu</text:p>
          </table:table-cell>
          <table:table-cell office:value-type="string">
            <text:p>ɦil</text:p>
          </table:table-cell>
          <table:table-cell/>
        </table:table-row>
        <table:table-row table:style-name="ro1">
          <table:table-cell office:value-type="string">
            <text:p>himma</text:p>
          </table:table-cell>
          <table:table-cell office:value-type="string">
            <text:p>h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cut (with a sickle)</text:p>
          </table:table-cell>
          <table:table-cell office:value-type="string">
            <text:p>kâʈnu</text:p>
          </table:table-cell>
          <table:table-cell office:value-type="string">
            <text:p>ɦip</text:p>
          </table:table-cell>
          <table:table-cell/>
        </table:table-row>
        <table:table-row table:style-name="ro1">
          <table:table-cell office:value-type="string">
            <text:p>hi:ma</text:p>
          </table:table-cell>
          <table:table-cell office:value-type="string">
            <text:p>hiŋ</text:p>
          </table:table-cell>
          <table:table-cell office:value-type="string">
            <text:p>iŋ</text:p>
          </table:table-cell>
          <table:table-cell office:value-type="string">
            <text:p>vt-4</text:p>
          </table:table-cell>
          <table:table-cell office:value-type="string">
            <text:p>raise, bring up (livestock, children)</text:p>
          </table:table-cell>
          <table:table-cell office:value-type="string">
            <text:p>pâlnu</text:p>
          </table:table-cell>
          <table:table-cell table:number-columns-repeated="2"/>
        </table:table-row>
        <table:table-row table:style-name="ro1">
          <table:table-cell office:value-type="string">
            <text:p>ho:ma</text:p>
          </table:table-cell>
          <table:table-cell office:value-type="string">
            <text:p>hoŋ</text:p>
          </table:table-cell>
          <table:table-cell office:value-type="string">
            <text:p>oŋ</text:p>
          </table:table-cell>
          <table:table-cell office:value-type="string">
            <text:p>vi-2</text:p>
          </table:table-cell>
          <table:table-cell office:value-type="string">
            <text:p>taste pungent</text:p>
          </table:table-cell>
          <table:table-cell office:value-type="string">
            <text:p>kokyâunu</text:p>
          </table:table-cell>
          <table:table-cell office:value-type="string">
            <text:p>ɦaŋ</text:p>
          </table:table-cell>
          <table:table-cell/>
        </table:table-row>
        <table:table-row table:style-name="ro1">
          <table:table-cell office:value-type="string">
            <text:p>ho:ma</text:p>
          </table:table-cell>
          <table:table-cell office:value-type="string">
            <text:p>hok</text:p>
          </table:table-cell>
          <table:table-cell office:value-type="string">
            <text:p>ok</text:p>
          </table:table-cell>
          <table:table-cell office:value-type="string">
            <text:p>vi-2</text:p>
          </table:table-cell>
          <table:table-cell office:value-type="string">
            <text:p>be warm, be cosy</text:p>
          </table:table-cell>
          <table:table-cell table:number-columns-repeated="3"/>
        </table:table-row>
        <table:table-row table:style-name="ro1">
          <table:table-cell office:value-type="string">
            <text:p>ho:ma</text:p>
          </table:table-cell>
          <table:table-cell office:value-type="string">
            <text:p>h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throw, throw away</text:p>
          </table:table-cell>
          <table:table-cell office:value-type="string">
            <text:p>phâlnu, phyâmknu</text:p>
          </table:table-cell>
          <table:table-cell table:number-columns-repeated="2"/>
        </table:table-row>
        <table:table-row table:style-name="ro1">
          <table:table-cell office:value-type="string">
            <text:p>huima</text:p>
          </table:table-cell>
          <table:table-cell office:value-type="string">
            <text:p>hut</text:p>
          </table:table-cell>
          <table:table-cell office:value-type="string">
            <text:p>ut</text:p>
          </table:table-cell>
          <table:table-cell office:value-type="string">
            <text:p>vi-1</text:p>
          </table:table-cell>
          <table:table-cell office:value-type="string">
            <text:p>burn, be hot</text:p>
          </table:table-cell>
          <table:table-cell/>
          <table:table-cell office:value-type="string">
            <text:p>ɦut</text:p>
          </table:table-cell>
          <table:table-cell/>
        </table:table-row>
        <table:table-row table:style-name="ro1">
          <table:table-cell office:value-type="string">
            <text:p>huima</text:p>
          </table:table-cell>
          <table:table-cell office:value-type="string">
            <text:p>h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burn</text:p>
          </table:table-cell>
          <table:table-cell office:value-type="string">
            <text:p>polnu</text:p>
          </table:table-cell>
          <table:table-cell office:value-type="string">
            <text:p>ɦutt</text:p>
          </table:table-cell>
          <table:table-cell/>
        </table:table-row>
        <table:table-row table:style-name="ro1">
          <table:table-cell office:value-type="string">
            <text:p>humma</text:p>
          </table:table-cell>
          <table:table-cell office:value-type="string">
            <text:p>hups</text:p>
          </table:table-cell>
          <table:table-cell office:value-type="string">
            <text:p>ups</text:p>
          </table:table-cell>
          <table:table-cell office:value-type="string">
            <text:p>vi-2</text:p>
          </table:table-cell>
          <table:table-cell office:value-type="string">
            <text:p>fall from a height</text:p>
          </table:table-cell>
          <table:table-cell office:value-type="string">
            <text:p>khasnu</text:p>
          </table:table-cell>
          <table:table-cell office:value-type="string">
            <text:p>ɦum</text:p>
          </table:table-cell>
          <table:table-cell/>
        </table:table-row>
        <table:table-row table:style-name="ro1">
          <table:table-cell office:value-type="string">
            <text:p>humma</text:p>
          </table:table-cell>
          <table:table-cell office:value-type="string">
            <text:p>h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cause to fall from a height</text:p>
          </table:table-cell>
          <table:table-cell table:number-columns-repeated="3"/>
        </table:table-row>
        <table:table-row table:style-name="ro1">
          <table:table-cell office:value-type="string">
            <text:p>hurma</text:p>
          </table:table-cell>
          <table:table-cell office:value-type="string">
            <text:p>hurs</text:p>
          </table:table-cell>
          <table:table-cell office:value-type="string">
            <text:p>urs</text:p>
          </table:table-cell>
          <table:table-cell office:value-type="string">
            <text:p>vt-2</text:p>
          </table:table-cell>
          <table:table-cell office:value-type="string">
            <text:p>wash hair</text:p>
          </table:table-cell>
          <table:table-cell office:value-type="string">
            <text:p>kapâl dhunu</text:p>
          </table:table-cell>
          <table:table-cell office:value-type="string">
            <text:p>ɦur</text:p>
          </table:table-cell>
          <table:table-cell/>
        </table:table-row>
        <table:table-row table:style-name="ro1">
          <table:table-cell office:value-type="string">
            <text:p>hu:ma</text:p>
          </table:table-cell>
          <table:table-cell office:value-type="string">
            <text:p>huk</text:p>
          </table:table-cell>
          <table:table-cell office:value-type="string">
            <text:p>uk</text:p>
          </table:table-cell>
          <table:table-cell office:value-type="string">
            <text:p>vi-2</text:p>
          </table:table-cell>
          <table:table-cell office:value-type="string">
            <text:p>bark</text:p>
          </table:table-cell>
          <table:table-cell office:value-type="string">
            <text:p>bhuknu</text:p>
          </table:table-cell>
          <table:table-cell office:value-type="string">
            <text:p>ɦuk</text:p>
          </table:table-cell>
          <table:table-cell/>
        </table:table-row>
        <table:table-row table:style-name="ro1">
          <table:table-cell office:value-type="string">
            <text:p>hu:ma</text:p>
          </table:table-cell>
          <table:table-cell office:value-type="string">
            <text:p>huŋ</text:p>
          </table:table-cell>
          <table:table-cell office:value-type="string">
            <text:p>uŋ</text:p>
          </table:table-cell>
          <table:table-cell office:value-type="string">
            <text:p>vt-4</text:p>
          </table:table-cell>
          <table:table-cell office:value-type="string">
            <text:p>wait</text:p>
          </table:table-cell>
          <table:table-cell office:value-type="string">
            <text:p>parkhanu</text:p>
          </table:table-cell>
          <table:table-cell office:value-type="string">
            <text:p>ɦuŋ</text:p>
          </table:table-cell>
          <table:table-cell/>
        </table:table-row>
        <table:table-row table:style-name="ro1">
          <table:table-cell office:value-type="string">
            <text:p>ima</text:p>
          </table:table-cell>
          <table:table-cell table:number-columns-repeated="2"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teach, tell</text:p>
          </table:table-cell>
          <table:table-cell office:value-type="string">
            <text:p>sikâunu</text:p>
          </table:table-cell>
          <table:table-cell table:number-columns-repeated="2"/>
        </table:table-row>
        <table:table-row table:style-name="ro1">
          <table:table-cell office:value-type="string">
            <text:p>ima</text:p>
          </table:table-cell>
          <table:table-cell table:number-columns-repeated="2" office:value-type="string">
            <text:p>is</text:p>
          </table:table-cell>
          <table:table-cell office:value-type="string">
            <text:p>vi-2</text:p>
          </table:table-cell>
          <table:table-cell office:value-type="string">
            <text:p>be bad</text:p>
          </table:table-cell>
          <table:table-cell/>
          <table:table-cell office:value-type="string">
            <text:p>ʔi</text:p>
          </table:table-cell>
          <table:table-cell/>
        </table:table-row>
        <table:table-row table:style-name="ro1">
          <table:table-cell office:value-type="string">
            <text:p>imma</text:p>
          </table:table-cell>
          <table:table-cell table:number-columns-repeated="2" office:value-type="string">
            <text:p>ims</text:p>
          </table:table-cell>
          <table:table-cell office:value-type="string">
            <text:p>vi-2</text:p>
          </table:table-cell>
          <table:table-cell office:value-type="string">
            <text:p>sleep</text:p>
          </table:table-cell>
          <table:table-cell office:value-type="string">
            <text:p>sutnu</text:p>
          </table:table-cell>
          <table:table-cell office:value-type="string">
            <text:p>ʔip-si</text:p>
          </table:table-cell>
          <table:table-cell/>
        </table:table-row>
        <table:table-row table:style-name="ro1">
          <table:table-cell office:value-type="string">
            <text:p>imma</text:p>
          </table:table-cell>
          <table:table-cell table:number-columns-repeated="2"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put to bed</text:p>
          </table:table-cell>
          <table:table-cell office:value-type="string">
            <text:p>sutâunu</text:p>
          </table:table-cell>
          <table:table-cell office:value-type="string">
            <text:p>ʔipt</text:p>
          </table:table-cell>
          <table:table-cell/>
        </table:table-row>
        <table:table-row table:style-name="ro1">
          <table:table-cell office:value-type="string">
            <text:p>incima</text:p>
          </table:table-cell>
          <table:table-cell table:number-columns-repeated="2" office:value-type="string">
            <text:p>it</text:p>
          </table:table-cell>
          <table:table-cell office:value-type="string">
            <text:p>vr</text:p>
          </table:table-cell>
          <table:table-cell office:value-type="string">
            <text:p>learn</text:p>
          </table:table-cell>
          <table:table-cell table:number-columns-repeated="3"/>
        </table:table-row>
        <table:table-row table:style-name="ro1">
          <table:table-cell office:value-type="string">
            <text:p>jemma</text:p>
          </table:table-cell>
          <table:table-cell office:value-type="string">
            <text:p>j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forge</text:p>
          </table:table-cell>
          <table:table-cell office:value-type="string">
            <text:p>phalâm kuʈnu</text:p>
          </table:table-cell>
          <table:table-cell table:number-columns-repeated="2"/>
        </table:table-row>
        <table:table-row table:style-name="ro1">
          <table:table-cell office:value-type="string">
            <text:p>jerma</text:p>
          </table:table-cell>
          <table:table-cell office:value-type="string">
            <text:p>jer</text:p>
          </table:table-cell>
          <table:table-cell office:value-type="string">
            <text:p>er</text:p>
          </table:table-cell>
          <table:table-cell office:value-type="string">
            <text:p>vt-1</text:p>
          </table:table-cell>
          <table:table-cell office:value-type="string">
            <text:p>disgust</text:p>
          </table:table-cell>
          <table:table-cell office:value-type="string">
            <text:p>ghîn lâgnu</text:p>
          </table:table-cell>
          <table:table-cell/>
          <table:table-cell office:value-type="string">
            <text:p>ci:t ??</text:p>
          </table:table-cell>
        </table:table-row>
        <table:table-row table:style-name="ro1">
          <table:table-cell office:value-type="string">
            <text:p>jo:ma</text:p>
          </table:table-cell>
          <table:table-cell office:value-type="string">
            <text:p>j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cross a river</text:p>
          </table:table-cell>
          <table:table-cell office:value-type="string">
            <text:p>khola târnu</text:p>
          </table:table-cell>
          <table:table-cell/>
          <table:table-cell office:value-type="string">
            <text:p>ca:k</text:p>
          </table:table-cell>
        </table:table-row>
        <table:table-row table:style-name="ro1">
          <table:table-cell office:value-type="string">
            <text:p>jo:ma</text:p>
          </table:table-cell>
          <table:table-cell office:value-type="string">
            <text:p>j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plough</text:p>
          </table:table-cell>
          <table:table-cell office:value-type="string">
            <text:p>jotnu</text:p>
          </table:table-cell>
          <table:table-cell office:value-type="string">
            <text:p>ʣhoŋ</text:p>
          </table:table-cell>
          <table:table-cell/>
        </table:table-row>
        <table:table-row table:style-name="ro1">
          <table:table-cell office:value-type="string">
            <text:p>juima</text:p>
          </table:table-cell>
          <table:table-cell office:value-type="string">
            <text:p>j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warm os by the fire</text:p>
          </table:table-cell>
          <table:table-cell office:value-type="string">
            <text:p>âgo tâpnu</text:p>
          </table:table-cell>
          <table:table-cell table:number-columns-repeated="2"/>
        </table:table-row>
        <table:table-row table:style-name="ro1">
          <table:table-cell office:value-type="string">
            <text:p>jurma</text:p>
          </table:table-cell>
          <table:table-cell office:value-type="string">
            <text:p>j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be sour</text:p>
          </table:table-cell>
          <table:table-cell office:value-type="string">
            <text:p>amilo hunu</text:p>
          </table:table-cell>
          <table:table-cell office:value-type="string">
            <text:p>ʣhur</text:p>
          </table:table-cell>
          <table:table-cell/>
        </table:table-row>
        <table:table-row table:style-name="ro1">
          <table:table-cell office:value-type="string">
            <text:p>ju:ma</text:p>
          </table:table-cell>
          <table:table-cell office:value-type="string">
            <text:p>juk</text:p>
          </table:table-cell>
          <table:table-cell office:value-type="string">
            <text:p>uk</text:p>
          </table:table-cell>
          <table:table-cell office:value-type="string">
            <text:p>vi-2</text:p>
          </table:table-cell>
          <table:table-cell office:value-type="string">
            <text:p>jump, flee</text:p>
          </table:table-cell>
          <table:table-cell office:value-type="string">
            <text:p>hâmphâlnu</text:p>
          </table:table-cell>
          <table:table-cell office:value-type="string">
            <text:p>ʣhuk</text:p>
          </table:table-cell>
          <table:table-cell/>
        </table:table-row>
        <table:table-row table:style-name="ro1">
          <table:table-cell office:value-type="string">
            <text:p>kaima</text:p>
          </table:table-cell>
          <table:table-cell office:value-type="string">
            <text:p>kan</text:p>
          </table:table-cell>
          <table:table-cell office:value-type="string">
            <text:p>an</text:p>
          </table:table-cell>
          <table:table-cell office:value-type="string">
            <text:p>vt-4</text:p>
          </table:table-cell>
          <table:table-cell office:value-type="string">
            <text:p>come and go again an gain</text:p>
          </table:table-cell>
          <table:table-cell office:value-type="string">
            <text:p>dhâunu</text:p>
          </table:table-cell>
          <table:table-cell office:value-type="string">
            <text:p>gɛnt</text:p>
          </table:table-cell>
          <table:table-cell/>
        </table:table-row>
        <table:table-row table:style-name="ro1">
          <table:table-cell office:value-type="string">
            <text:p>kaima</text:p>
          </table:table-cell>
          <table:table-cell office:value-type="string">
            <text:p>k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be at leisure</text:p>
          </table:table-cell>
          <table:table-cell office:value-type="string">
            <text:p>phursat hunu</text:p>
          </table:table-cell>
          <table:table-cell office:value-type="string">
            <text:p>gɛt</text:p>
          </table:table-cell>
          <table:table-cell/>
        </table:table-row>
        <table:table-row table:style-name="ro1">
          <table:table-cell office:value-type="string">
            <text:p>kaima</text:p>
          </table:table-cell>
          <table:table-cell office:value-type="string">
            <text:p>k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spill, pour out</text:p>
          </table:table-cell>
          <table:table-cell office:value-type="string">
            <text:p>pokhâunu</text:p>
          </table:table-cell>
          <table:table-cell table:number-columns-repeated="2"/>
        </table:table-row>
        <table:table-row table:style-name="ro1">
          <table:table-cell office:value-type="string">
            <text:p>kama</text:p>
          </table:table-cell>
          <table:table-cell office:value-type="string">
            <text:p>koi</text:p>
          </table:table-cell>
          <table:table-cell office:value-type="string">
            <text:p>oi??</text:p>
          </table:table-cell>
          <table:table-cell office:value-type="string">
            <text:p>vi-6</text:p>
          </table:table-cell>
          <table:table-cell office:value-type="string">
            <text:p>make noise, shout</text:p>
          </table:table-cell>
          <table:table-cell office:value-type="string">
            <text:p>karâunu</text:p>
          </table:table-cell>
          <table:table-cell office:value-type="string">
            <text:p>kɵ-si</text:p>
          </table:table-cell>
          <table:table-cell/>
        </table:table-row>
        <table:table-row table:style-name="ro1">
          <table:table-cell office:value-type="string">
            <text:p>kamma</text:p>
          </table:table-cell>
          <table:table-cell office:value-type="string">
            <text:p>kam</text:p>
          </table:table-cell>
          <table:table-cell office:value-type="string">
            <text:p>am</text:p>
          </table:table-cell>
          <table:table-cell office:value-type="string">
            <text:p>vi-1</text:p>
          </table:table-cell>
          <table:table-cell office:value-type="string">
            <text:p>set (sun etc)</text:p>
          </table:table-cell>
          <table:table-cell office:value-type="string">
            <text:p>astâunu</text:p>
          </table:table-cell>
          <table:table-cell office:value-type="string">
            <text:p>ghɛm</text:p>
          </table:table-cell>
          <table:table-cell/>
        </table:table-row>
        <table:table-row table:style-name="ro1">
          <table:table-cell office:value-type="string">
            <text:p>kamma</text:p>
          </table:table-cell>
          <table:table-cell office:value-type="string">
            <text:p>kaps</text:p>
          </table:table-cell>
          <table:table-cell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fit, meet, join</text:p>
          </table:table-cell>
          <table:table-cell office:value-type="string">
            <text:p>milâunu, joɖnu</text:p>
          </table:table-cell>
          <table:table-cell office:value-type="string">
            <text:p>ghɛm</text:p>
          </table:table-cell>
          <table:table-cell/>
        </table:table-row>
        <table:table-row table:style-name="ro1">
          <table:table-cell office:value-type="string">
            <text:p>ka:ma</text:p>
          </table:table-cell>
          <table:table-cell office:value-type="string">
            <text:p>kaks</text:p>
          </table:table-cell>
          <table:table-cell office:value-type="string">
            <text:p>aks</text:p>
          </table:table-cell>
          <table:table-cell office:value-type="string">
            <text:p>vt—2</text:p>
          </table:table-cell>
          <table:table-cell office:value-type="string">
            <text:p>hang</text:p>
          </table:table-cell>
          <table:table-cell office:value-type="string">
            <text:p>jhumɖinu</text:p>
          </table:table-cell>
          <table:table-cell office:value-type="string">
            <text:p>khekt ??</text:p>
          </table:table-cell>
          <table:table-cell/>
        </table:table-row>
        <table:table-row table:style-name="ro1">
          <table:table-cell office:value-type="string">
            <text:p>kemma</text:p>
          </table:table-cell>
          <table:table-cell office:value-type="string">
            <text:p>k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sting</text:p>
          </table:table-cell>
          <table:table-cell office:value-type="string">
            <text:p>cilnu</text:p>
          </table:table-cell>
          <table:table-cell office:value-type="string">
            <text:p>kept</text:p>
          </table:table-cell>
          <table:table-cell/>
        </table:table-row>
        <table:table-row table:style-name="ro1">
          <table:table-cell office:value-type="string">
            <text:p>kemma</text:p>
          </table:table-cell>
          <table:table-cell office:value-type="string">
            <text:p>k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fasten, stick, join</text:p>
          </table:table-cell>
          <table:table-cell office:value-type="string">
            <text:p>ʈâmsnu</text:p>
          </table:table-cell>
          <table:table-cell office:value-type="string">
            <text:p>kept</text:p>
          </table:table-cell>
          <table:table-cell/>
        </table:table-row>
        <table:table-row table:style-name="ro1">
          <table:table-cell office:value-type="string">
            <text:p>ke:ma</text:p>
          </table:table-cell>
          <table:table-cell office:value-type="string">
            <text:p>keŋ</text:p>
          </table:table-cell>
          <table:table-cell office:value-type="string">
            <text:p>eŋ</text:p>
          </table:table-cell>
          <table:table-cell office:value-type="string">
            <text:p>vi-2</text:p>
          </table:table-cell>
          <table:table-cell office:value-type="string">
            <text:p>become cool</text:p>
          </table:table-cell>
          <table:table-cell office:value-type="string">
            <text:p>selâunu</text:p>
          </table:table-cell>
          <table:table-cell office:value-type="string">
            <text:p>keŋ</text:p>
          </table:table-cell>
          <table:table-cell/>
        </table:table-row>
        <table:table-row table:style-name="ro1">
          <table:table-cell office:value-type="string">
            <text:p>kerma</text:p>
          </table:table-cell>
          <table:table-cell office:value-type="string">
            <text:p>ker</text:p>
          </table:table-cell>
          <table:table-cell office:value-type="string">
            <text:p>er</text:p>
          </table:table-cell>
          <table:table-cell office:value-type="string">
            <text:p>vt-1</text:p>
          </table:table-cell>
          <table:table-cell office:value-type="string">
            <text:p>hit, beat, thresh</text:p>
          </table:table-cell>
          <table:table-cell office:value-type="string">
            <text:p>kuʈnu</text:p>
          </table:table-cell>
          <table:table-cell table:number-columns-repeated="2"/>
        </table:table-row>
        <table:table-row table:style-name="ro1">
          <table:table-cell office:value-type="string">
            <text:p>kəlma</text:p>
          </table:table-cell>
          <table:table-cell office:value-type="string">
            <text:p>k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chase, pursue, drive off</text:p>
          </table:table-cell>
          <table:table-cell office:value-type="string">
            <text:p>dhapâunu, khednu</text:p>
          </table:table-cell>
          <table:table-cell office:value-type="string">
            <text:p>kolt</text:p>
          </table:table-cell>
          <table:table-cell/>
        </table:table-row>
        <table:table-row table:style-name="ro1">
          <table:table-cell office:value-type="string">
            <text:p>kəmma</text:p>
          </table:table-cell>
          <table:table-cell office:value-type="string">
            <text:p>k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pick up</text:p>
          </table:table-cell>
          <table:table-cell office:value-type="string">
            <text:p>ʈipnu</text:p>
          </table:table-cell>
          <table:table-cell table:number-columns-repeated="2"/>
        </table:table-row>
        <table:table-row table:style-name="ro1">
          <table:table-cell office:value-type="string">
            <text:p>kilma</text:p>
          </table:table-cell>
          <table:table-cell office:value-type="string">
            <text:p>kil</text:p>
          </table:table-cell>
          <table:table-cell office:value-type="string">
            <text:p>il</text:p>
          </table:table-cell>
          <table:table-cell office:value-type="string">
            <text:p>vt-4</text:p>
          </table:table-cell>
          <table:table-cell office:value-type="string">
            <text:p>plaster, smear with sindur</text:p>
          </table:table-cell>
          <table:table-cell table:number-columns-repeated="3"/>
        </table:table-row>
        <table:table-row table:style-name="ro1">
          <table:table-cell office:value-type="string">
            <text:p>kima</text:p>
          </table:table-cell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seize</text:p>
          </table:table-cell>
          <table:table-cell office:value-type="string">
            <text:p>samâtnu</text:p>
          </table:table-cell>
          <table:table-cell table:number-columns-repeated="2"/>
        </table:table-row>
        <table:table-row table:style-name="ro1">
          <table:table-cell office:value-type="string">
            <text:p>kima</text:p>
          </table:table-cell>
          <table:table-cell office:value-type="string">
            <text:p>kis</text:p>
          </table:table-cell>
          <table:table-cell office:value-type="string">
            <text:p>is</text:p>
          </table:table-cell>
          <table:table-cell office:value-type="string">
            <text:p>vi-2</text:p>
          </table:table-cell>
          <table:table-cell office:value-type="string">
            <text:p>frighten (be afraid?)</text:p>
          </table:table-cell>
          <table:table-cell office:value-type="string">
            <text:p>tarsâunu (tarsinu?)</text:p>
          </table:table-cell>
          <table:table-cell/>
          <table:table-cell office:value-type="string">
            <text:p>kis, kit</text:p>
          </table:table-cell>
        </table:table-row>
        <table:table-row table:style-name="ro1">
          <table:table-cell office:value-type="string">
            <text:p>kimma</text:p>
          </table:table-cell>
          <table:table-cell office:value-type="string">
            <text:p>kim</text:p>
          </table:table-cell>
          <table:table-cell office:value-type="string">
            <text:p>im</text:p>
          </table:table-cell>
          <table:table-cell office:value-type="string">
            <text:p>vi-1</text:p>
          </table:table-cell>
          <table:table-cell office:value-type="string">
            <text:p>rot</text:p>
          </table:table-cell>
          <table:table-cell office:value-type="string">
            <text:p>saɖnu</text:p>
          </table:table-cell>
          <table:table-cell/>
          <table:table-cell office:value-type="string">
            <text:p>ki:r ??</text:p>
          </table:table-cell>
        </table:table-row>
        <table:table-row table:style-name="ro1">
          <table:table-cell office:value-type="string">
            <text:p>ki:ma</text:p>
          </table:table-cell>
          <table:table-cell office:value-type="string">
            <text:p>kin</text:p>
          </table:table-cell>
          <table:table-cell office:value-type="string">
            <text:p>in</text:p>
          </table:table-cell>
          <table:table-cell office:value-type="string">
            <text:p>vi-2</text:p>
          </table:table-cell>
          <table:table-cell office:value-type="string">
            <text:p>be stretched</text:p>
          </table:table-cell>
          <table:table-cell office:value-type="string">
            <text:p>tankinu</text:p>
          </table:table-cell>
          <table:table-cell table:number-columns-repeated="2"/>
        </table:table-row>
        <table:table-row table:style-name="ro1">
          <table:table-cell office:value-type="string">
            <text:p>ki:ma</text:p>
          </table:table-cell>
          <table:table-cell office:value-type="string">
            <text:p>kin</text:p>
          </table:table-cell>
          <table:table-cell office:value-type="string">
            <text:p>in</text:p>
          </table:table-cell>
          <table:table-cell office:value-type="string">
            <text:p>vt-2</text:p>
          </table:table-cell>
          <table:table-cell office:value-type="string">
            <text:p>stretch</text:p>
          </table:table-cell>
          <table:table-cell office:value-type="string">
            <text:p>tankâunu</text:p>
          </table:table-cell>
          <table:table-cell office:value-type="string">
            <text:p>kunt</text:p>
          </table:table-cell>
          <table:table-cell/>
        </table:table-row>
        <table:table-row table:style-name="ro1">
          <table:table-cell office:value-type="string">
            <text:p>koma</text:p>
          </table:table-cell>
          <table:table-cell office:value-type="string">
            <text:p>ko</text:p>
          </table:table-cell>
          <table:table-cell office:value-type="string">
            <text:p>o/a</text:p>
          </table:table-cell>
          <table:table-cell office:value-type="string">
            <text:p>vt-8</text:p>
          </table:table-cell>
          <table:table-cell office:value-type="string">
            <text:p>cross a river</text:p>
          </table:table-cell>
          <table:table-cell table:number-columns-repeated="3"/>
        </table:table-row>
        <table:table-row table:style-name="ro1">
          <table:table-cell office:value-type="string">
            <text:p>korma</text:p>
          </table:table-cell>
          <table:table-cell office:value-type="string">
            <text:p>kor</text:p>
          </table:table-cell>
          <table:table-cell office:value-type="string">
            <text:p>or</text:p>
          </table:table-cell>
          <table:table-cell office:value-type="string">
            <text:p>vt-1</text:p>
          </table:table-cell>
          <table:table-cell office:value-type="string">
            <text:p>hinder, stop</text:p>
          </table:table-cell>
          <table:table-cell office:value-type="string">
            <text:p>roknu</text:p>
          </table:table-cell>
          <table:table-cell table:number-columns-repeated="2"/>
        </table:table-row>
        <table:table-row table:style-name="ro1">
          <table:table-cell office:value-type="string">
            <text:p>ko:ma</text:p>
          </table:table-cell>
          <table:table-cell office:value-type="string">
            <text:p>kok</text:p>
          </table:table-cell>
          <table:table-cell office:value-type="string">
            <text:p>ok</text:p>
          </table:table-cell>
          <table:table-cell office:value-type="string">
            <text:p>vi-2</text:p>
          </table:table-cell>
          <table:table-cell office:value-type="string">
            <text:p>be too much</text:p>
          </table:table-cell>
          <table:table-cell table:number-columns-repeated="3"/>
        </table:table-row>
        <table:table-row table:style-name="ro1">
          <table:table-cell office:value-type="string">
            <text:p>ko:ma</text:p>
          </table:table-cell>
          <table:table-cell office:value-type="string">
            <text:p>koks</text:p>
          </table:table-cell>
          <table:table-cell office:value-type="string">
            <text:p>oks</text:p>
          </table:table-cell>
          <table:table-cell office:value-type="string">
            <text:p>vi-2</text:p>
          </table:table-cell>
          <table:table-cell office:value-type="string">
            <text:p>win, exceed</text:p>
          </table:table-cell>
          <table:table-cell office:value-type="string">
            <text:p>jitnu</text:p>
          </table:table-cell>
          <table:table-cell office:value-type="string">
            <text:p>ghlaŋ ?</text:p>
          </table:table-cell>
          <table:table-cell/>
        </table:table-row>
        <table:table-row table:style-name="ro1">
          <table:table-cell office:value-type="string">
            <text:p>kuima</text:p>
          </table:table-cell>
          <table:table-cell office:value-type="string">
            <text:p>kut</text:p>
          </table:table-cell>
          <table:table-cell office:value-type="string">
            <text:p>ut</text:p>
          </table:table-cell>
          <table:table-cell office:value-type="string">
            <text:p>v-5</text:p>
          </table:table-cell>
          <table:table-cell office:value-type="string">
            <text:p>libate, sprinkle with water</text:p>
          </table:table-cell>
          <table:table-cell office:value-type="string">
            <text:p>chyâpnu</text:p>
          </table:table-cell>
          <table:table-cell office:value-type="string">
            <text:p>kutt</text:p>
          </table:table-cell>
          <table:table-cell/>
        </table:table-row>
        <table:table-row table:style-name="ro1">
          <table:table-cell office:value-type="string">
            <text:p>kumma</text:p>
          </table:table-cell>
          <table:table-cell office:value-type="string">
            <text:p>k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brood</text:p>
          </table:table-cell>
          <table:table-cell office:value-type="string">
            <text:p>othryâunu</text:p>
          </table:table-cell>
          <table:table-cell office:value-type="string">
            <text:p>glumt</text:p>
          </table:table-cell>
          <table:table-cell/>
        </table:table-row>
        <table:table-row table:style-name="ro1">
          <table:table-cell office:value-type="string">
            <text:p>kumma</text:p>
          </table:table-cell>
          <table:table-cell office:value-type="string">
            <text:p>k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bend </text:p>
          </table:table-cell>
          <table:table-cell office:value-type="string">
            <text:p>nihuranu</text:p>
          </table:table-cell>
          <table:table-cell office:value-type="string">
            <text:p>ghum</text:p>
          </table:table-cell>
          <table:table-cell/>
        </table:table-row>
        <table:table-row table:style-name="ro1">
          <table:table-cell office:value-type="string">
            <text:p>kurma</text:p>
          </table:table-cell>
          <table:table-cell office:value-type="string">
            <text:p>k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set (sun)</text:p>
          </table:table-cell>
          <table:table-cell office:value-type="string">
            <text:p>ghâm ɖubnu</text:p>
          </table:table-cell>
          <table:table-cell table:number-columns-repeated="2"/>
        </table:table-row>
        <table:table-row table:style-name="ro1">
          <table:table-cell office:value-type="string">
            <text:p>khaima</text:p>
          </table:table-cell>
          <table:table-cell office:value-type="string">
            <text:p>kh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go</text:p>
          </table:table-cell>
          <table:table-cell office:value-type="string">
            <text:p>jânu</text:p>
          </table:table-cell>
          <table:table-cell office:value-type="string">
            <text:p>khot</text:p>
          </table:table-cell>
          <table:table-cell/>
        </table:table-row>
        <table:table-row table:style-name="ro1">
          <table:table-cell office:value-type="string">
            <text:p>khaima</text:p>
          </table:table-cell>
          <table:table-cell office:value-type="string">
            <text:p>khatt</text:p>
          </table:table-cell>
          <table:table-cell office:value-type="string">
            <text:p>att</text:p>
          </table:table-cell>
          <table:table-cell office:value-type="string">
            <text:p>vt-5</text:p>
          </table:table-cell>
          <table:table-cell office:value-type="string">
            <text:p>suit</text:p>
          </table:table-cell>
          <table:table-cell office:value-type="string">
            <text:p>suhâunu</text:p>
          </table:table-cell>
          <table:table-cell table:number-columns-repeated="2"/>
        </table:table-row>
        <table:table-row table:style-name="ro1">
          <table:table-cell office:value-type="string">
            <text:p>khaima</text:p>
          </table:table-cell>
          <table:table-cell office:value-type="string">
            <text:p>kh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take away</text:p>
          </table:table-cell>
          <table:table-cell office:value-type="string">
            <text:p>lânu</text:p>
          </table:table-cell>
          <table:table-cell office:value-type="string">
            <text:p>khott</text:p>
          </table:table-cell>
          <table:table-cell/>
        </table:table-row>
        <table:table-row table:style-name="ro1">
          <table:table-cell office:value-type="string">
            <text:p>khama</text:p>
          </table:table-cell>
          <table:table-cell office:value-type="string">
            <text:p>khas</text:p>
          </table:table-cell>
          <table:table-cell office:value-type="string">
            <text:p>as</text:p>
          </table:table-cell>
          <table:table-cell office:value-type="string">
            <text:p>vi-2</text:p>
          </table:table-cell>
          <table:table-cell office:value-type="string">
            <text:p>be full</text:p>
          </table:table-cell>
          <table:table-cell table:number-columns-repeated="3"/>
        </table:table-row>
        <table:table-row table:style-name="ro1">
          <table:table-cell office:value-type="string">
            <text:p>khamma</text:p>
          </table:table-cell>
          <table:table-cell office:value-type="string">
            <text:p>khap</text:p>
          </table:table-cell>
          <table:table-cell office:value-type="string">
            <text:p>ap</text:p>
          </table:table-cell>
          <table:table-cell office:value-type="string">
            <text:p>vi-2</text:p>
          </table:table-cell>
          <table:table-cell office:value-type="string">
            <text:p>weep</text:p>
          </table:table-cell>
          <table:table-cell office:value-type="string">
            <text:p>runu</text:p>
          </table:table-cell>
          <table:table-cell/>
          <table:table-cell office:value-type="string">
            <text:p>ha:p</text:p>
          </table:table-cell>
        </table:table-row>
        <table:table-row table:style-name="ro1">
          <table:table-cell office:value-type="string">
            <text:p>khamma</text:p>
          </table:table-cell>
          <table:table-cell office:value-type="string">
            <text:p>k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put down, place</text:p>
          </table:table-cell>
          <table:table-cell office:value-type="string">
            <text:p>basâlnu</text:p>
          </table:table-cell>
          <table:table-cell table:number-columns-repeated="2"/>
        </table:table-row>
        <table:table-row table:style-name="ro1">
          <table:table-cell office:value-type="string">
            <text:p>khamma</text:p>
          </table:table-cell>
          <table:table-cell office:value-type="string">
            <text:p>k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cover, thatch, roof</text:p>
          </table:table-cell>
          <table:table-cell office:value-type="string">
            <text:p>châunu</text:p>
          </table:table-cell>
          <table:table-cell office:value-type="string">
            <text:p>kopt</text:p>
          </table:table-cell>
          <table:table-cell/>
        </table:table-row>
        <table:table-row table:style-name="ro1">
          <table:table-cell office:value-type="string">
            <text:p>khamma</text:p>
          </table:table-cell>
          <table:table-cell office:value-type="string">
            <text:p>khaps</text:p>
          </table:table-cell>
          <table:table-cell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wear (clothes), put on (shoes)</text:p>
          </table:table-cell>
          <table:table-cell/>
          <table:table-cell office:value-type="string">
            <text:p>kɛpt (add)</text:p>
          </table:table-cell>
          <table:table-cell/>
        </table:table-row>
        <table:table-row table:style-name="ro1">
          <table:table-cell office:value-type="string">
            <text:p>khamma</text:p>
          </table:table-cell>
          <table:table-cell office:value-type="string">
            <text:p>kham</text:p>
          </table:table-cell>
          <table:table-cell office:value-type="string">
            <text:p>am</text:p>
          </table:table-cell>
          <table:table-cell office:value-type="string">
            <text:p>vt-4</text:p>
          </table:table-cell>
          <table:table-cell office:value-type="string">
            <text:p>chew</text:p>
          </table:table-cell>
          <table:table-cell office:value-type="string">
            <text:p>capâunu</text:p>
          </table:table-cell>
          <table:table-cell office:value-type="string">
            <text:p>kɛm</text:p>
          </table:table-cell>
          <table:table-cell/>
        </table:table-row>
        <table:table-row table:style-name="ro1">
          <table:table-cell office:value-type="string">
            <text:p>kharma</text:p>
          </table:table-cell>
          <table:table-cell office:value-type="string">
            <text:p>khar</text:p>
          </table:table-cell>
          <table:table-cell office:value-type="string">
            <text:p>ar</text:p>
          </table:table-cell>
          <table:table-cell office:value-type="string">
            <text:p>vt-1</text:p>
          </table:table-cell>
          <table:table-cell office:value-type="string">
            <text:p>tie</text:p>
          </table:table-cell>
          <table:table-cell office:value-type="string">
            <text:p>bâmdhnu</text:p>
          </table:table-cell>
          <table:table-cell table:number-columns-repeated="2"/>
        </table:table-row>
        <table:table-row table:style-name="ro1">
          <table:table-cell office:value-type="string">
            <text:p>kheima</text:p>
          </table:table-cell>
          <table:table-cell office:value-type="string">
            <text:p>khet</text:p>
          </table:table-cell>
          <table:table-cell office:value-type="string">
            <text:p>et</text:p>
          </table:table-cell>
          <table:table-cell office:value-type="string">
            <text:p>vi-3</text:p>
          </table:table-cell>
          <table:table-cell office:value-type="string">
            <text:p>break, be broken, crack</text:p>
          </table:table-cell>
          <table:table-cell office:value-type="string">
            <text:p>phuʈnu</text:p>
          </table:table-cell>
          <table:table-cell table:number-columns-repeated="2"/>
        </table:table-row>
        <table:table-row table:style-name="ro1">
          <table:table-cell office:value-type="string">
            <text:p>kheima</text:p>
          </table:table-cell>
          <table:table-cell office:value-type="string">
            <text:p>kh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break</text:p>
          </table:table-cell>
          <table:table-cell office:value-type="string">
            <text:p>phuʈâunu</text:p>
          </table:table-cell>
          <table:table-cell table:number-columns-repeated="2"/>
        </table:table-row>
        <table:table-row table:style-name="ro1">
          <table:table-cell office:value-type="string">
            <text:p>kheima</text:p>
          </table:table-cell>
          <table:table-cell office:value-type="string">
            <text:p>kh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buy</text:p>
          </table:table-cell>
          <table:table-cell office:value-type="string">
            <text:p>kinnu</text:p>
          </table:table-cell>
          <table:table-cell table:number-columns-repeated="2"/>
        </table:table-row>
        <table:table-row table:style-name="ro1">
          <table:table-cell office:value-type="string">
            <text:p>khema</text:p>
          </table:table-cell>
          <table:table-cell office:value-type="string">
            <text:p>khe</text:p>
          </table:table-cell>
          <table:table-cell office:value-type="string">
            <text:p>e</text:p>
          </table:table-cell>
          <table:table-cell office:value-type="string">
            <text:p>vti-2</text:p>
          </table:table-cell>
          <table:table-cell office:value-type="string">
            <text:p>quarrel, fight</text:p>
          </table:table-cell>
          <table:table-cell office:value-type="string">
            <text:p>jhagaɖâ garnu</text:p>
          </table:table-cell>
          <table:table-cell office:value-type="string">
            <text:p>ki</text:p>
          </table:table-cell>
          <table:table-cell/>
        </table:table-row>
        <table:table-row table:style-name="ro1">
          <table:table-cell office:value-type="string">
            <text:p>khemma</text:p>
          </table:table-cell>
          <table:table-cell office:value-type="string">
            <text:p>kh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cut through</text:p>
          </table:table-cell>
          <table:table-cell/>
          <table:table-cell office:value-type="string">
            <text:p>kript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number-columns-repeated="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23/05/2017</text:date>, <text:time>15:0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7-05-18T15:28:04.46</meta:creation-date>
    <dc:date>2017-05-23T15:02:24.71</dc:date>
    <meta:editing-duration>PT04H26M20S</meta:editing-duration>
    <meta:editing-cycles>66</meta:editing-cycles>
    <meta:generator>OpenOffice.org/3.0$Win32 OpenOffice.org_project/300m15$Build-9379</meta:generator>
    <meta:document-statistic meta:table-count="3" meta:cell-count="1224" meta:object-count="0"/>
    <meta:user-defined meta:name="Info 1"/>
    <meta:user-defined meta:name="Info 2"/>
    <meta:user-defined meta:name="Info 3"/>
    <meta:user-defined meta:name="Info 4"/>
  </office:meta>
</office:document-meta>
</file>